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6.301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5" style:family="table-cell" style:parent-style-name="Pivot_20_Table_20_Category" style:data-style-name="N0"/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 style:data-style-name="N0"/>
    <style:style style:name="ce18" style:family="table-cell" style:parent-style-name="Pivot_20_Table_20_Corner">
      <style:table-cell-properties fo:border-bottom="none" fo:border-left="none" fo:border-right="none" fo:border-top="2.01pt solid #000000"/>
    </style:style>
    <style:style style:name="ce19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0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2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3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HAVIOR FIL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blem Name</text:p>
          </table:table-cell>
          <table:table-cell table:style-name="Default" office:value-type="string" calcext:value-type="string">
            <text:p>Short 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2]=&quot;Connected Maximum-density Still Life&quot;; &quot;CMSL&quot;;&#10;IF([.C2]=&quot;Crossing Minimization&quot;; &quot;CM&quot;;&#10;IF([.C2]=&quot;Graceful Graphs&quot;; &quot;GG&quot;;&#10;IF([.C2]=&quot;Graph Colouring&quot;; &quot;GC&quot;;&#10;IF([.C2]=&quot;Incremental Scheduling&quot;; &quot;IS&quot;;&#10;IF([.C2]=&quot;Knight Tour&quot;; &quot;KT&quot;;&#10;IF([.C2]=&quot;Knight Tour With Holes&quot;; &quot;KTWH&quot;;&#10;IF([.C2]=&quot;Labyrinth&quot;; &quot;L&quot;;&#10;IF([.C2]=&quot;Maximal Clique Problem&quot;; &quot;MCP&quot;;&#10;IF([.C2]=&quot;Nomystery&quot;; &quot;N&quot;;&#10;IF([.C2]=&quot;Partner Units&quot;; &quot;PU&quot;;&#10;IF([.C2]=&quot;Permutation Pattern Matching&quot;; &quot;PPM&quot;;&#10;IF([.C2]=&quot;Ricochet Robots&quot;; &quot;RR&quot;;&#10;IF([.C2]=&quot;Sokoban&quot;; &quot;S&quot;;&#10;IF([.C2]=&quot;Stable Marriage&quot;; &quot;SM&quot;;&#10;IF([.C2]=&quot;Valves Location Problem&quot;; &quot;VLP&quot;;&#10;IF([.C2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3]=&quot;Connected Maximum-density Still Life&quot;; &quot;CMSL&quot;;&#10;IF([.C3]=&quot;Crossing Minimization&quot;; &quot;CM&quot;;&#10;IF([.C3]=&quot;Graceful Graphs&quot;; &quot;GG&quot;;&#10;IF([.C3]=&quot;Graph Colouring&quot;; &quot;GC&quot;;&#10;IF([.C3]=&quot;Incremental Scheduling&quot;; &quot;IS&quot;;&#10;IF([.C3]=&quot;Knight Tour&quot;; &quot;KT&quot;;&#10;IF([.C3]=&quot;Knight Tour With Holes&quot;; &quot;KTWH&quot;;&#10;IF([.C3]=&quot;Labyrinth&quot;; &quot;L&quot;;&#10;IF([.C3]=&quot;Maximal Clique Problem&quot;; &quot;MCP&quot;;&#10;IF([.C3]=&quot;Nomystery&quot;; &quot;N&quot;;&#10;IF([.C3]=&quot;Partner Units&quot;; &quot;PU&quot;;&#10;IF([.C3]=&quot;Permutation Pattern Matching&quot;; &quot;PPM&quot;;&#10;IF([.C3]=&quot;Ricochet Robots&quot;; &quot;RR&quot;;&#10;IF([.C3]=&quot;Sokoban&quot;; &quot;S&quot;;&#10;IF([.C3]=&quot;Stable Marriage&quot;; &quot;SM&quot;;&#10;IF([.C3]=&quot;Valves Location Problem&quot;; &quot;VLP&quot;;&#10;IF([.C3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4]=&quot;Connected Maximum-density Still Life&quot;; &quot;CMSL&quot;;&#10;IF([.C4]=&quot;Crossing Minimization&quot;; &quot;CM&quot;;&#10;IF([.C4]=&quot;Graceful Graphs&quot;; &quot;GG&quot;;&#10;IF([.C4]=&quot;Graph Colouring&quot;; &quot;GC&quot;;&#10;IF([.C4]=&quot;Incremental Scheduling&quot;; &quot;IS&quot;;&#10;IF([.C4]=&quot;Knight Tour&quot;; &quot;KT&quot;;&#10;IF([.C4]=&quot;Knight Tour With Holes&quot;; &quot;KTWH&quot;;&#10;IF([.C4]=&quot;Labyrinth&quot;; &quot;L&quot;;&#10;IF([.C4]=&quot;Maximal Clique Problem&quot;; &quot;MCP&quot;;&#10;IF([.C4]=&quot;Nomystery&quot;; &quot;N&quot;;&#10;IF([.C4]=&quot;Partner Units&quot;; &quot;PU&quot;;&#10;IF([.C4]=&quot;Permutation Pattern Matching&quot;; &quot;PPM&quot;;&#10;IF([.C4]=&quot;Ricochet Robots&quot;; &quot;RR&quot;;&#10;IF([.C4]=&quot;Sokoban&quot;; &quot;S&quot;;&#10;IF([.C4]=&quot;Stable Marriage&quot;; &quot;SM&quot;;&#10;IF([.C4]=&quot;Valves Location Problem&quot;; &quot;VLP&quot;;&#10;IF([.C4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5]=&quot;Connected Maximum-density Still Life&quot;; &quot;CMSL&quot;;&#10;IF([.C5]=&quot;Crossing Minimization&quot;; &quot;CM&quot;;&#10;IF([.C5]=&quot;Graceful Graphs&quot;; &quot;GG&quot;;&#10;IF([.C5]=&quot;Graph Colouring&quot;; &quot;GC&quot;;&#10;IF([.C5]=&quot;Incremental Scheduling&quot;; &quot;IS&quot;;&#10;IF([.C5]=&quot;Knight Tour&quot;; &quot;KT&quot;;&#10;IF([.C5]=&quot;Knight Tour With Holes&quot;; &quot;KTWH&quot;;&#10;IF([.C5]=&quot;Labyrinth&quot;; &quot;L&quot;;&#10;IF([.C5]=&quot;Maximal Clique Problem&quot;; &quot;MCP&quot;;&#10;IF([.C5]=&quot;Nomystery&quot;; &quot;N&quot;;&#10;IF([.C5]=&quot;Partner Units&quot;; &quot;PU&quot;;&#10;IF([.C5]=&quot;Permutation Pattern Matching&quot;; &quot;PPM&quot;;&#10;IF([.C5]=&quot;Ricochet Robots&quot;; &quot;RR&quot;;&#10;IF([.C5]=&quot;Sokoban&quot;; &quot;S&quot;;&#10;IF([.C5]=&quot;Stable Marriage&quot;; &quot;SM&quot;;&#10;IF([.C5]=&quot;Valves Location Problem&quot;; &quot;VLP&quot;;&#10;IF([.C5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6]=&quot;Connected Maximum-density Still Life&quot;; &quot;CMSL&quot;;&#10;IF([.C6]=&quot;Crossing Minimization&quot;; &quot;CM&quot;;&#10;IF([.C6]=&quot;Graceful Graphs&quot;; &quot;GG&quot;;&#10;IF([.C6]=&quot;Graph Colouring&quot;; &quot;GC&quot;;&#10;IF([.C6]=&quot;Incremental Scheduling&quot;; &quot;IS&quot;;&#10;IF([.C6]=&quot;Knight Tour&quot;; &quot;KT&quot;;&#10;IF([.C6]=&quot;Knight Tour With Holes&quot;; &quot;KTWH&quot;;&#10;IF([.C6]=&quot;Labyrinth&quot;; &quot;L&quot;;&#10;IF([.C6]=&quot;Maximal Clique Problem&quot;; &quot;MCP&quot;;&#10;IF([.C6]=&quot;Nomystery&quot;; &quot;N&quot;;&#10;IF([.C6]=&quot;Partner Units&quot;; &quot;PU&quot;;&#10;IF([.C6]=&quot;Permutation Pattern Matching&quot;; &quot;PPM&quot;;&#10;IF([.C6]=&quot;Ricochet Robots&quot;; &quot;RR&quot;;&#10;IF([.C6]=&quot;Sokoban&quot;; &quot;S&quot;;&#10;IF([.C6]=&quot;Stable Marriage&quot;; &quot;SM&quot;;&#10;IF([.C6]=&quot;Valves Location Problem&quot;; &quot;VLP&quot;;&#10;IF([.C6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7]=&quot;Connected Maximum-density Still Life&quot;; &quot;CMSL&quot;;&#10;IF([.C7]=&quot;Crossing Minimization&quot;; &quot;CM&quot;;&#10;IF([.C7]=&quot;Graceful Graphs&quot;; &quot;GG&quot;;&#10;IF([.C7]=&quot;Graph Colouring&quot;; &quot;GC&quot;;&#10;IF([.C7]=&quot;Incremental Scheduling&quot;; &quot;IS&quot;;&#10;IF([.C7]=&quot;Knight Tour&quot;; &quot;KT&quot;;&#10;IF([.C7]=&quot;Knight Tour With Holes&quot;; &quot;KTWH&quot;;&#10;IF([.C7]=&quot;Labyrinth&quot;; &quot;L&quot;;&#10;IF([.C7]=&quot;Maximal Clique Problem&quot;; &quot;MCP&quot;;&#10;IF([.C7]=&quot;Nomystery&quot;; &quot;N&quot;;&#10;IF([.C7]=&quot;Partner Units&quot;; &quot;PU&quot;;&#10;IF([.C7]=&quot;Permutation Pattern Matching&quot;; &quot;PPM&quot;;&#10;IF([.C7]=&quot;Ricochet Robots&quot;; &quot;RR&quot;;&#10;IF([.C7]=&quot;Sokoban&quot;; &quot;S&quot;;&#10;IF([.C7]=&quot;Stable Marriage&quot;; &quot;SM&quot;;&#10;IF([.C7]=&quot;Valves Location Problem&quot;; &quot;VLP&quot;;&#10;IF([.C7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8]=&quot;Connected Maximum-density Still Life&quot;; &quot;CMSL&quot;;&#10;IF([.C8]=&quot;Crossing Minimization&quot;; &quot;CM&quot;;&#10;IF([.C8]=&quot;Graceful Graphs&quot;; &quot;GG&quot;;&#10;IF([.C8]=&quot;Graph Colouring&quot;; &quot;GC&quot;;&#10;IF([.C8]=&quot;Incremental Scheduling&quot;; &quot;IS&quot;;&#10;IF([.C8]=&quot;Knight Tour&quot;; &quot;KT&quot;;&#10;IF([.C8]=&quot;Knight Tour With Holes&quot;; &quot;KTWH&quot;;&#10;IF([.C8]=&quot;Labyrinth&quot;; &quot;L&quot;;&#10;IF([.C8]=&quot;Maximal Clique Problem&quot;; &quot;MCP&quot;;&#10;IF([.C8]=&quot;Nomystery&quot;; &quot;N&quot;;&#10;IF([.C8]=&quot;Partner Units&quot;; &quot;PU&quot;;&#10;IF([.C8]=&quot;Permutation Pattern Matching&quot;; &quot;PPM&quot;;&#10;IF([.C8]=&quot;Ricochet Robots&quot;; &quot;RR&quot;;&#10;IF([.C8]=&quot;Sokoban&quot;; &quot;S&quot;;&#10;IF([.C8]=&quot;Stable Marriage&quot;; &quot;SM&quot;;&#10;IF([.C8]=&quot;Valves Location Problem&quot;; &quot;VLP&quot;;&#10;IF([.C8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9]=&quot;Connected Maximum-density Still Life&quot;; &quot;CMSL&quot;;&#10;IF([.C9]=&quot;Crossing Minimization&quot;; &quot;CM&quot;;&#10;IF([.C9]=&quot;Graceful Graphs&quot;; &quot;GG&quot;;&#10;IF([.C9]=&quot;Graph Colouring&quot;; &quot;GC&quot;;&#10;IF([.C9]=&quot;Incremental Scheduling&quot;; &quot;IS&quot;;&#10;IF([.C9]=&quot;Knight Tour&quot;; &quot;KT&quot;;&#10;IF([.C9]=&quot;Knight Tour With Holes&quot;; &quot;KTWH&quot;;&#10;IF([.C9]=&quot;Labyrinth&quot;; &quot;L&quot;;&#10;IF([.C9]=&quot;Maximal Clique Problem&quot;; &quot;MCP&quot;;&#10;IF([.C9]=&quot;Nomystery&quot;; &quot;N&quot;;&#10;IF([.C9]=&quot;Partner Units&quot;; &quot;PU&quot;;&#10;IF([.C9]=&quot;Permutation Pattern Matching&quot;; &quot;PPM&quot;;&#10;IF([.C9]=&quot;Ricochet Robots&quot;; &quot;RR&quot;;&#10;IF([.C9]=&quot;Sokoban&quot;; &quot;S&quot;;&#10;IF([.C9]=&quot;Stable Marriage&quot;; &quot;SM&quot;;&#10;IF([.C9]=&quot;Valves Location Problem&quot;; &quot;VLP&quot;;&#10;IF([.C9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10]=&quot;Connected Maximum-density Still Life&quot;; &quot;CMSL&quot;;&#10;IF([.C10]=&quot;Crossing Minimization&quot;; &quot;CM&quot;;&#10;IF([.C10]=&quot;Graceful Graphs&quot;; &quot;GG&quot;;&#10;IF([.C10]=&quot;Graph Colouring&quot;; &quot;GC&quot;;&#10;IF([.C10]=&quot;Incremental Scheduling&quot;; &quot;IS&quot;;&#10;IF([.C10]=&quot;Knight Tour&quot;; &quot;KT&quot;;&#10;IF([.C10]=&quot;Knight Tour With Holes&quot;; &quot;KTWH&quot;;&#10;IF([.C10]=&quot;Labyrinth&quot;; &quot;L&quot;;&#10;IF([.C10]=&quot;Maximal Clique Problem&quot;; &quot;MCP&quot;;&#10;IF([.C10]=&quot;Nomystery&quot;; &quot;N&quot;;&#10;IF([.C10]=&quot;Partner Units&quot;; &quot;PU&quot;;&#10;IF([.C10]=&quot;Permutation Pattern Matching&quot;; &quot;PPM&quot;;&#10;IF([.C10]=&quot;Ricochet Robots&quot;; &quot;RR&quot;;&#10;IF([.C10]=&quot;Sokoban&quot;; &quot;S&quot;;&#10;IF([.C10]=&quot;Stable Marriage&quot;; &quot;SM&quot;;&#10;IF([.C10]=&quot;Valves Location Problem&quot;; &quot;VLP&quot;;&#10;IF([.C10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11]=&quot;Connected Maximum-density Still Life&quot;; &quot;CMSL&quot;;&#10;IF([.C11]=&quot;Crossing Minimization&quot;; &quot;CM&quot;;&#10;IF([.C11]=&quot;Graceful Graphs&quot;; &quot;GG&quot;;&#10;IF([.C11]=&quot;Graph Colouring&quot;; &quot;GC&quot;;&#10;IF([.C11]=&quot;Incremental Scheduling&quot;; &quot;IS&quot;;&#10;IF([.C11]=&quot;Knight Tour&quot;; &quot;KT&quot;;&#10;IF([.C11]=&quot;Knight Tour With Holes&quot;; &quot;KTWH&quot;;&#10;IF([.C11]=&quot;Labyrinth&quot;; &quot;L&quot;;&#10;IF([.C11]=&quot;Maximal Clique Problem&quot;; &quot;MCP&quot;;&#10;IF([.C11]=&quot;Nomystery&quot;; &quot;N&quot;;&#10;IF([.C11]=&quot;Partner Units&quot;; &quot;PU&quot;;&#10;IF([.C11]=&quot;Permutation Pattern Matching&quot;; &quot;PPM&quot;;&#10;IF([.C11]=&quot;Ricochet Robots&quot;; &quot;RR&quot;;&#10;IF([.C11]=&quot;Sokoban&quot;; &quot;S&quot;;&#10;IF([.C11]=&quot;Stable Marriage&quot;; &quot;SM&quot;;&#10;IF([.C11]=&quot;Valves Location Problem&quot;; &quot;VLP&quot;;&#10;IF([.C11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85" calcext:value-type="float">
            <text:p>0.8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12]=&quot;Connected Maximum-density Still Life&quot;; &quot;CMSL&quot;;&#10;IF([.C12]=&quot;Crossing Minimization&quot;; &quot;CM&quot;;&#10;IF([.C12]=&quot;Graceful Graphs&quot;; &quot;GG&quot;;&#10;IF([.C12]=&quot;Graph Colouring&quot;; &quot;GC&quot;;&#10;IF([.C12]=&quot;Incremental Scheduling&quot;; &quot;IS&quot;;&#10;IF([.C12]=&quot;Knight Tour&quot;; &quot;KT&quot;;&#10;IF([.C12]=&quot;Knight Tour With Holes&quot;; &quot;KTWH&quot;;&#10;IF([.C12]=&quot;Labyrinth&quot;; &quot;L&quot;;&#10;IF([.C12]=&quot;Maximal Clique Problem&quot;; &quot;MCP&quot;;&#10;IF([.C12]=&quot;Nomystery&quot;; &quot;N&quot;;&#10;IF([.C12]=&quot;Partner Units&quot;; &quot;PU&quot;;&#10;IF([.C12]=&quot;Permutation Pattern Matching&quot;; &quot;PPM&quot;;&#10;IF([.C12]=&quot;Ricochet Robots&quot;; &quot;RR&quot;;&#10;IF([.C12]=&quot;Sokoban&quot;; &quot;S&quot;;&#10;IF([.C12]=&quot;Stable Marriage&quot;; &quot;SM&quot;;&#10;IF([.C12]=&quot;Valves Location Problem&quot;; &quot;VLP&quot;;&#10;IF([.C12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13]=&quot;Connected Maximum-density Still Life&quot;; &quot;CMSL&quot;;&#10;IF([.C13]=&quot;Crossing Minimization&quot;; &quot;CM&quot;;&#10;IF([.C13]=&quot;Graceful Graphs&quot;; &quot;GG&quot;;&#10;IF([.C13]=&quot;Graph Colouring&quot;; &quot;GC&quot;;&#10;IF([.C13]=&quot;Incremental Scheduling&quot;; &quot;IS&quot;;&#10;IF([.C13]=&quot;Knight Tour&quot;; &quot;KT&quot;;&#10;IF([.C13]=&quot;Knight Tour With Holes&quot;; &quot;KTWH&quot;;&#10;IF([.C13]=&quot;Labyrinth&quot;; &quot;L&quot;;&#10;IF([.C13]=&quot;Maximal Clique Problem&quot;; &quot;MCP&quot;;&#10;IF([.C13]=&quot;Nomystery&quot;; &quot;N&quot;;&#10;IF([.C13]=&quot;Partner Units&quot;; &quot;PU&quot;;&#10;IF([.C13]=&quot;Permutation Pattern Matching&quot;; &quot;PPM&quot;;&#10;IF([.C13]=&quot;Ricochet Robots&quot;; &quot;RR&quot;;&#10;IF([.C13]=&quot;Sokoban&quot;; &quot;S&quot;;&#10;IF([.C13]=&quot;Stable Marriage&quot;; &quot;SM&quot;;&#10;IF([.C13]=&quot;Valves Location Problem&quot;; &quot;VLP&quot;;&#10;IF([.C13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9" calcext:value-type="float">
            <text:p>0.59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14]=&quot;Connected Maximum-density Still Life&quot;; &quot;CMSL&quot;;&#10;IF([.C14]=&quot;Crossing Minimization&quot;; &quot;CM&quot;;&#10;IF([.C14]=&quot;Graceful Graphs&quot;; &quot;GG&quot;;&#10;IF([.C14]=&quot;Graph Colouring&quot;; &quot;GC&quot;;&#10;IF([.C14]=&quot;Incremental Scheduling&quot;; &quot;IS&quot;;&#10;IF([.C14]=&quot;Knight Tour&quot;; &quot;KT&quot;;&#10;IF([.C14]=&quot;Knight Tour With Holes&quot;; &quot;KTWH&quot;;&#10;IF([.C14]=&quot;Labyrinth&quot;; &quot;L&quot;;&#10;IF([.C14]=&quot;Maximal Clique Problem&quot;; &quot;MCP&quot;;&#10;IF([.C14]=&quot;Nomystery&quot;; &quot;N&quot;;&#10;IF([.C14]=&quot;Partner Units&quot;; &quot;PU&quot;;&#10;IF([.C14]=&quot;Permutation Pattern Matching&quot;; &quot;PPM&quot;;&#10;IF([.C14]=&quot;Ricochet Robots&quot;; &quot;RR&quot;;&#10;IF([.C14]=&quot;Sokoban&quot;; &quot;S&quot;;&#10;IF([.C14]=&quot;Stable Marriage&quot;; &quot;SM&quot;;&#10;IF([.C14]=&quot;Valves Location Problem&quot;; &quot;VLP&quot;;&#10;IF([.C14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85" calcext:value-type="float">
            <text:p>0.8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15]=&quot;Connected Maximum-density Still Life&quot;; &quot;CMSL&quot;;&#10;IF([.C15]=&quot;Crossing Minimization&quot;; &quot;CM&quot;;&#10;IF([.C15]=&quot;Graceful Graphs&quot;; &quot;GG&quot;;&#10;IF([.C15]=&quot;Graph Colouring&quot;; &quot;GC&quot;;&#10;IF([.C15]=&quot;Incremental Scheduling&quot;; &quot;IS&quot;;&#10;IF([.C15]=&quot;Knight Tour&quot;; &quot;KT&quot;;&#10;IF([.C15]=&quot;Knight Tour With Holes&quot;; &quot;KTWH&quot;;&#10;IF([.C15]=&quot;Labyrinth&quot;; &quot;L&quot;;&#10;IF([.C15]=&quot;Maximal Clique Problem&quot;; &quot;MCP&quot;;&#10;IF([.C15]=&quot;Nomystery&quot;; &quot;N&quot;;&#10;IF([.C15]=&quot;Partner Units&quot;; &quot;PU&quot;;&#10;IF([.C15]=&quot;Permutation Pattern Matching&quot;; &quot;PPM&quot;;&#10;IF([.C15]=&quot;Ricochet Robots&quot;; &quot;RR&quot;;&#10;IF([.C15]=&quot;Sokoban&quot;; &quot;S&quot;;&#10;IF([.C15]=&quot;Stable Marriage&quot;; &quot;SM&quot;;&#10;IF([.C15]=&quot;Valves Location Problem&quot;; &quot;VLP&quot;;&#10;IF([.C15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37" calcext:value-type="float">
            <text:p>0.3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16]=&quot;Connected Maximum-density Still Life&quot;; &quot;CMSL&quot;;&#10;IF([.C16]=&quot;Crossing Minimization&quot;; &quot;CM&quot;;&#10;IF([.C16]=&quot;Graceful Graphs&quot;; &quot;GG&quot;;&#10;IF([.C16]=&quot;Graph Colouring&quot;; &quot;GC&quot;;&#10;IF([.C16]=&quot;Incremental Scheduling&quot;; &quot;IS&quot;;&#10;IF([.C16]=&quot;Knight Tour&quot;; &quot;KT&quot;;&#10;IF([.C16]=&quot;Knight Tour With Holes&quot;; &quot;KTWH&quot;;&#10;IF([.C16]=&quot;Labyrinth&quot;; &quot;L&quot;;&#10;IF([.C16]=&quot;Maximal Clique Problem&quot;; &quot;MCP&quot;;&#10;IF([.C16]=&quot;Nomystery&quot;; &quot;N&quot;;&#10;IF([.C16]=&quot;Partner Units&quot;; &quot;PU&quot;;&#10;IF([.C16]=&quot;Permutation Pattern Matching&quot;; &quot;PPM&quot;;&#10;IF([.C16]=&quot;Ricochet Robots&quot;; &quot;RR&quot;;&#10;IF([.C16]=&quot;Sokoban&quot;; &quot;S&quot;;&#10;IF([.C16]=&quot;Stable Marriage&quot;; &quot;SM&quot;;&#10;IF([.C16]=&quot;Valves Location Problem&quot;; &quot;VLP&quot;;&#10;IF([.C16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17]=&quot;Connected Maximum-density Still Life&quot;; &quot;CMSL&quot;;&#10;IF([.C17]=&quot;Crossing Minimization&quot;; &quot;CM&quot;;&#10;IF([.C17]=&quot;Graceful Graphs&quot;; &quot;GG&quot;;&#10;IF([.C17]=&quot;Graph Colouring&quot;; &quot;GC&quot;;&#10;IF([.C17]=&quot;Incremental Scheduling&quot;; &quot;IS&quot;;&#10;IF([.C17]=&quot;Knight Tour&quot;; &quot;KT&quot;;&#10;IF([.C17]=&quot;Knight Tour With Holes&quot;; &quot;KTWH&quot;;&#10;IF([.C17]=&quot;Labyrinth&quot;; &quot;L&quot;;&#10;IF([.C17]=&quot;Maximal Clique Problem&quot;; &quot;MCP&quot;;&#10;IF([.C17]=&quot;Nomystery&quot;; &quot;N&quot;;&#10;IF([.C17]=&quot;Partner Units&quot;; &quot;PU&quot;;&#10;IF([.C17]=&quot;Permutation Pattern Matching&quot;; &quot;PPM&quot;;&#10;IF([.C17]=&quot;Ricochet Robots&quot;; &quot;RR&quot;;&#10;IF([.C17]=&quot;Sokoban&quot;; &quot;S&quot;;&#10;IF([.C17]=&quot;Stable Marriage&quot;; &quot;SM&quot;;&#10;IF([.C17]=&quot;Valves Location Problem&quot;; &quot;VLP&quot;;&#10;IF([.C17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18]=&quot;Connected Maximum-density Still Life&quot;; &quot;CMSL&quot;;&#10;IF([.C18]=&quot;Crossing Minimization&quot;; &quot;CM&quot;;&#10;IF([.C18]=&quot;Graceful Graphs&quot;; &quot;GG&quot;;&#10;IF([.C18]=&quot;Graph Colouring&quot;; &quot;GC&quot;;&#10;IF([.C18]=&quot;Incremental Scheduling&quot;; &quot;IS&quot;;&#10;IF([.C18]=&quot;Knight Tour&quot;; &quot;KT&quot;;&#10;IF([.C18]=&quot;Knight Tour With Holes&quot;; &quot;KTWH&quot;;&#10;IF([.C18]=&quot;Labyrinth&quot;; &quot;L&quot;;&#10;IF([.C18]=&quot;Maximal Clique Problem&quot;; &quot;MCP&quot;;&#10;IF([.C18]=&quot;Nomystery&quot;; &quot;N&quot;;&#10;IF([.C18]=&quot;Partner Units&quot;; &quot;PU&quot;;&#10;IF([.C18]=&quot;Permutation Pattern Matching&quot;; &quot;PPM&quot;;&#10;IF([.C18]=&quot;Ricochet Robots&quot;; &quot;RR&quot;;&#10;IF([.C18]=&quot;Sokoban&quot;; &quot;S&quot;;&#10;IF([.C18]=&quot;Stable Marriage&quot;; &quot;SM&quot;;&#10;IF([.C18]=&quot;Valves Location Problem&quot;; &quot;VLP&quot;;&#10;IF([.C18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9" calcext:value-type="float">
            <text:p>0.69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19]=&quot;Connected Maximum-density Still Life&quot;; &quot;CMSL&quot;;&#10;IF([.C19]=&quot;Crossing Minimization&quot;; &quot;CM&quot;;&#10;IF([.C19]=&quot;Graceful Graphs&quot;; &quot;GG&quot;;&#10;IF([.C19]=&quot;Graph Colouring&quot;; &quot;GC&quot;;&#10;IF([.C19]=&quot;Incremental Scheduling&quot;; &quot;IS&quot;;&#10;IF([.C19]=&quot;Knight Tour&quot;; &quot;KT&quot;;&#10;IF([.C19]=&quot;Knight Tour With Holes&quot;; &quot;KTWH&quot;;&#10;IF([.C19]=&quot;Labyrinth&quot;; &quot;L&quot;;&#10;IF([.C19]=&quot;Maximal Clique Problem&quot;; &quot;MCP&quot;;&#10;IF([.C19]=&quot;Nomystery&quot;; &quot;N&quot;;&#10;IF([.C19]=&quot;Partner Units&quot;; &quot;PU&quot;;&#10;IF([.C19]=&quot;Permutation Pattern Matching&quot;; &quot;PPM&quot;;&#10;IF([.C19]=&quot;Ricochet Robots&quot;; &quot;RR&quot;;&#10;IF([.C19]=&quot;Sokoban&quot;; &quot;S&quot;;&#10;IF([.C19]=&quot;Stable Marriage&quot;; &quot;SM&quot;;&#10;IF([.C19]=&quot;Valves Location Problem&quot;; &quot;VLP&quot;;&#10;IF([.C19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4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20]=&quot;Connected Maximum-density Still Life&quot;; &quot;CMSL&quot;;&#10;IF([.C20]=&quot;Crossing Minimization&quot;; &quot;CM&quot;;&#10;IF([.C20]=&quot;Graceful Graphs&quot;; &quot;GG&quot;;&#10;IF([.C20]=&quot;Graph Colouring&quot;; &quot;GC&quot;;&#10;IF([.C20]=&quot;Incremental Scheduling&quot;; &quot;IS&quot;;&#10;IF([.C20]=&quot;Knight Tour&quot;; &quot;KT&quot;;&#10;IF([.C20]=&quot;Knight Tour With Holes&quot;; &quot;KTWH&quot;;&#10;IF([.C20]=&quot;Labyrinth&quot;; &quot;L&quot;;&#10;IF([.C20]=&quot;Maximal Clique Problem&quot;; &quot;MCP&quot;;&#10;IF([.C20]=&quot;Nomystery&quot;; &quot;N&quot;;&#10;IF([.C20]=&quot;Partner Units&quot;; &quot;PU&quot;;&#10;IF([.C20]=&quot;Permutation Pattern Matching&quot;; &quot;PPM&quot;;&#10;IF([.C20]=&quot;Ricochet Robots&quot;; &quot;RR&quot;;&#10;IF([.C20]=&quot;Sokoban&quot;; &quot;S&quot;;&#10;IF([.C20]=&quot;Stable Marriage&quot;; &quot;SM&quot;;&#10;IF([.C20]=&quot;Valves Location Problem&quot;; &quot;VLP&quot;;&#10;IF([.C20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79" calcext:value-type="float">
            <text:p>0.7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21]=&quot;Connected Maximum-density Still Life&quot;; &quot;CMSL&quot;;&#10;IF([.C21]=&quot;Crossing Minimization&quot;; &quot;CM&quot;;&#10;IF([.C21]=&quot;Graceful Graphs&quot;; &quot;GG&quot;;&#10;IF([.C21]=&quot;Graph Colouring&quot;; &quot;GC&quot;;&#10;IF([.C21]=&quot;Incremental Scheduling&quot;; &quot;IS&quot;;&#10;IF([.C21]=&quot;Knight Tour&quot;; &quot;KT&quot;;&#10;IF([.C21]=&quot;Knight Tour With Holes&quot;; &quot;KTWH&quot;;&#10;IF([.C21]=&quot;Labyrinth&quot;; &quot;L&quot;;&#10;IF([.C21]=&quot;Maximal Clique Problem&quot;; &quot;MCP&quot;;&#10;IF([.C21]=&quot;Nomystery&quot;; &quot;N&quot;;&#10;IF([.C21]=&quot;Partner Units&quot;; &quot;PU&quot;;&#10;IF([.C21]=&quot;Permutation Pattern Matching&quot;; &quot;PPM&quot;;&#10;IF([.C21]=&quot;Ricochet Robots&quot;; &quot;RR&quot;;&#10;IF([.C21]=&quot;Sokoban&quot;; &quot;S&quot;;&#10;IF([.C21]=&quot;Stable Marriage&quot;; &quot;SM&quot;;&#10;IF([.C21]=&quot;Valves Location Problem&quot;; &quot;VLP&quot;;&#10;IF([.C21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4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22]=&quot;Connected Maximum-density Still Life&quot;; &quot;CMSL&quot;;&#10;IF([.C22]=&quot;Crossing Minimization&quot;; &quot;CM&quot;;&#10;IF([.C22]=&quot;Graceful Graphs&quot;; &quot;GG&quot;;&#10;IF([.C22]=&quot;Graph Colouring&quot;; &quot;GC&quot;;&#10;IF([.C22]=&quot;Incremental Scheduling&quot;; &quot;IS&quot;;&#10;IF([.C22]=&quot;Knight Tour&quot;; &quot;KT&quot;;&#10;IF([.C22]=&quot;Knight Tour With Holes&quot;; &quot;KTWH&quot;;&#10;IF([.C22]=&quot;Labyrinth&quot;; &quot;L&quot;;&#10;IF([.C22]=&quot;Maximal Clique Problem&quot;; &quot;MCP&quot;;&#10;IF([.C22]=&quot;Nomystery&quot;; &quot;N&quot;;&#10;IF([.C22]=&quot;Partner Units&quot;; &quot;PU&quot;;&#10;IF([.C22]=&quot;Permutation Pattern Matching&quot;; &quot;PPM&quot;;&#10;IF([.C22]=&quot;Ricochet Robots&quot;; &quot;RR&quot;;&#10;IF([.C22]=&quot;Sokoban&quot;; &quot;S&quot;;&#10;IF([.C22]=&quot;Stable Marriage&quot;; &quot;SM&quot;;&#10;IF([.C22]=&quot;Valves Location Problem&quot;; &quot;VLP&quot;;&#10;IF([.C22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23]=&quot;Connected Maximum-density Still Life&quot;; &quot;CMSL&quot;;&#10;IF([.C23]=&quot;Crossing Minimization&quot;; &quot;CM&quot;;&#10;IF([.C23]=&quot;Graceful Graphs&quot;; &quot;GG&quot;;&#10;IF([.C23]=&quot;Graph Colouring&quot;; &quot;GC&quot;;&#10;IF([.C23]=&quot;Incremental Scheduling&quot;; &quot;IS&quot;;&#10;IF([.C23]=&quot;Knight Tour&quot;; &quot;KT&quot;;&#10;IF([.C23]=&quot;Knight Tour With Holes&quot;; &quot;KTWH&quot;;&#10;IF([.C23]=&quot;Labyrinth&quot;; &quot;L&quot;;&#10;IF([.C23]=&quot;Maximal Clique Problem&quot;; &quot;MCP&quot;;&#10;IF([.C23]=&quot;Nomystery&quot;; &quot;N&quot;;&#10;IF([.C23]=&quot;Partner Units&quot;; &quot;PU&quot;;&#10;IF([.C23]=&quot;Permutation Pattern Matching&quot;; &quot;PPM&quot;;&#10;IF([.C23]=&quot;Ricochet Robots&quot;; &quot;RR&quot;;&#10;IF([.C23]=&quot;Sokoban&quot;; &quot;S&quot;;&#10;IF([.C23]=&quot;Stable Marriage&quot;; &quot;SM&quot;;&#10;IF([.C23]=&quot;Valves Location Problem&quot;; &quot;VLP&quot;;&#10;IF([.C23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24]=&quot;Connected Maximum-density Still Life&quot;; &quot;CMSL&quot;;&#10;IF([.C24]=&quot;Crossing Minimization&quot;; &quot;CM&quot;;&#10;IF([.C24]=&quot;Graceful Graphs&quot;; &quot;GG&quot;;&#10;IF([.C24]=&quot;Graph Colouring&quot;; &quot;GC&quot;;&#10;IF([.C24]=&quot;Incremental Scheduling&quot;; &quot;IS&quot;;&#10;IF([.C24]=&quot;Knight Tour&quot;; &quot;KT&quot;;&#10;IF([.C24]=&quot;Knight Tour With Holes&quot;; &quot;KTWH&quot;;&#10;IF([.C24]=&quot;Labyrinth&quot;; &quot;L&quot;;&#10;IF([.C24]=&quot;Maximal Clique Problem&quot;; &quot;MCP&quot;;&#10;IF([.C24]=&quot;Nomystery&quot;; &quot;N&quot;;&#10;IF([.C24]=&quot;Partner Units&quot;; &quot;PU&quot;;&#10;IF([.C24]=&quot;Permutation Pattern Matching&quot;; &quot;PPM&quot;;&#10;IF([.C24]=&quot;Ricochet Robots&quot;; &quot;RR&quot;;&#10;IF([.C24]=&quot;Sokoban&quot;; &quot;S&quot;;&#10;IF([.C24]=&quot;Stable Marriage&quot;; &quot;SM&quot;;&#10;IF([.C24]=&quot;Valves Location Problem&quot;; &quot;VLP&quot;;&#10;IF([.C24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25]=&quot;Connected Maximum-density Still Life&quot;; &quot;CMSL&quot;;&#10;IF([.C25]=&quot;Crossing Minimization&quot;; &quot;CM&quot;;&#10;IF([.C25]=&quot;Graceful Graphs&quot;; &quot;GG&quot;;&#10;IF([.C25]=&quot;Graph Colouring&quot;; &quot;GC&quot;;&#10;IF([.C25]=&quot;Incremental Scheduling&quot;; &quot;IS&quot;;&#10;IF([.C25]=&quot;Knight Tour&quot;; &quot;KT&quot;;&#10;IF([.C25]=&quot;Knight Tour With Holes&quot;; &quot;KTWH&quot;;&#10;IF([.C25]=&quot;Labyrinth&quot;; &quot;L&quot;;&#10;IF([.C25]=&quot;Maximal Clique Problem&quot;; &quot;MCP&quot;;&#10;IF([.C25]=&quot;Nomystery&quot;; &quot;N&quot;;&#10;IF([.C25]=&quot;Partner Units&quot;; &quot;PU&quot;;&#10;IF([.C25]=&quot;Permutation Pattern Matching&quot;; &quot;PPM&quot;;&#10;IF([.C25]=&quot;Ricochet Robots&quot;; &quot;RR&quot;;&#10;IF([.C25]=&quot;Sokoban&quot;; &quot;S&quot;;&#10;IF([.C25]=&quot;Stable Marriage&quot;; &quot;SM&quot;;&#10;IF([.C25]=&quot;Valves Location Problem&quot;; &quot;VLP&quot;;&#10;IF([.C25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26]=&quot;Connected Maximum-density Still Life&quot;; &quot;CMSL&quot;;&#10;IF([.C26]=&quot;Crossing Minimization&quot;; &quot;CM&quot;;&#10;IF([.C26]=&quot;Graceful Graphs&quot;; &quot;GG&quot;;&#10;IF([.C26]=&quot;Graph Colouring&quot;; &quot;GC&quot;;&#10;IF([.C26]=&quot;Incremental Scheduling&quot;; &quot;IS&quot;;&#10;IF([.C26]=&quot;Knight Tour&quot;; &quot;KT&quot;;&#10;IF([.C26]=&quot;Knight Tour With Holes&quot;; &quot;KTWH&quot;;&#10;IF([.C26]=&quot;Labyrinth&quot;; &quot;L&quot;;&#10;IF([.C26]=&quot;Maximal Clique Problem&quot;; &quot;MCP&quot;;&#10;IF([.C26]=&quot;Nomystery&quot;; &quot;N&quot;;&#10;IF([.C26]=&quot;Partner Units&quot;; &quot;PU&quot;;&#10;IF([.C26]=&quot;Permutation Pattern Matching&quot;; &quot;PPM&quot;;&#10;IF([.C26]=&quot;Ricochet Robots&quot;; &quot;RR&quot;;&#10;IF([.C26]=&quot;Sokoban&quot;; &quot;S&quot;;&#10;IF([.C26]=&quot;Stable Marriage&quot;; &quot;SM&quot;;&#10;IF([.C26]=&quot;Valves Location Problem&quot;; &quot;VLP&quot;;&#10;IF([.C26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2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27]=&quot;Connected Maximum-density Still Life&quot;; &quot;CMSL&quot;;&#10;IF([.C27]=&quot;Crossing Minimization&quot;; &quot;CM&quot;;&#10;IF([.C27]=&quot;Graceful Graphs&quot;; &quot;GG&quot;;&#10;IF([.C27]=&quot;Graph Colouring&quot;; &quot;GC&quot;;&#10;IF([.C27]=&quot;Incremental Scheduling&quot;; &quot;IS&quot;;&#10;IF([.C27]=&quot;Knight Tour&quot;; &quot;KT&quot;;&#10;IF([.C27]=&quot;Knight Tour With Holes&quot;; &quot;KTWH&quot;;&#10;IF([.C27]=&quot;Labyrinth&quot;; &quot;L&quot;;&#10;IF([.C27]=&quot;Maximal Clique Problem&quot;; &quot;MCP&quot;;&#10;IF([.C27]=&quot;Nomystery&quot;; &quot;N&quot;;&#10;IF([.C27]=&quot;Partner Units&quot;; &quot;PU&quot;;&#10;IF([.C27]=&quot;Permutation Pattern Matching&quot;; &quot;PPM&quot;;&#10;IF([.C27]=&quot;Ricochet Robots&quot;; &quot;RR&quot;;&#10;IF([.C27]=&quot;Sokoban&quot;; &quot;S&quot;;&#10;IF([.C27]=&quot;Stable Marriage&quot;; &quot;SM&quot;;&#10;IF([.C27]=&quot;Valves Location Problem&quot;; &quot;VLP&quot;;&#10;IF([.C27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28]=&quot;Connected Maximum-density Still Life&quot;; &quot;CMSL&quot;;&#10;IF([.C28]=&quot;Crossing Minimization&quot;; &quot;CM&quot;;&#10;IF([.C28]=&quot;Graceful Graphs&quot;; &quot;GG&quot;;&#10;IF([.C28]=&quot;Graph Colouring&quot;; &quot;GC&quot;;&#10;IF([.C28]=&quot;Incremental Scheduling&quot;; &quot;IS&quot;;&#10;IF([.C28]=&quot;Knight Tour&quot;; &quot;KT&quot;;&#10;IF([.C28]=&quot;Knight Tour With Holes&quot;; &quot;KTWH&quot;;&#10;IF([.C28]=&quot;Labyrinth&quot;; &quot;L&quot;;&#10;IF([.C28]=&quot;Maximal Clique Problem&quot;; &quot;MCP&quot;;&#10;IF([.C28]=&quot;Nomystery&quot;; &quot;N&quot;;&#10;IF([.C28]=&quot;Partner Units&quot;; &quot;PU&quot;;&#10;IF([.C28]=&quot;Permutation Pattern Matching&quot;; &quot;PPM&quot;;&#10;IF([.C28]=&quot;Ricochet Robots&quot;; &quot;RR&quot;;&#10;IF([.C28]=&quot;Sokoban&quot;; &quot;S&quot;;&#10;IF([.C28]=&quot;Stable Marriage&quot;; &quot;SM&quot;;&#10;IF([.C28]=&quot;Valves Location Problem&quot;; &quot;VLP&quot;;&#10;IF([.C28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29]=&quot;Connected Maximum-density Still Life&quot;; &quot;CMSL&quot;;&#10;IF([.C29]=&quot;Crossing Minimization&quot;; &quot;CM&quot;;&#10;IF([.C29]=&quot;Graceful Graphs&quot;; &quot;GG&quot;;&#10;IF([.C29]=&quot;Graph Colouring&quot;; &quot;GC&quot;;&#10;IF([.C29]=&quot;Incremental Scheduling&quot;; &quot;IS&quot;;&#10;IF([.C29]=&quot;Knight Tour&quot;; &quot;KT&quot;;&#10;IF([.C29]=&quot;Knight Tour With Holes&quot;; &quot;KTWH&quot;;&#10;IF([.C29]=&quot;Labyrinth&quot;; &quot;L&quot;;&#10;IF([.C29]=&quot;Maximal Clique Problem&quot;; &quot;MCP&quot;;&#10;IF([.C29]=&quot;Nomystery&quot;; &quot;N&quot;;&#10;IF([.C29]=&quot;Partner Units&quot;; &quot;PU&quot;;&#10;IF([.C29]=&quot;Permutation Pattern Matching&quot;; &quot;PPM&quot;;&#10;IF([.C29]=&quot;Ricochet Robots&quot;; &quot;RR&quot;;&#10;IF([.C29]=&quot;Sokoban&quot;; &quot;S&quot;;&#10;IF([.C29]=&quot;Stable Marriage&quot;; &quot;SM&quot;;&#10;IF([.C29]=&quot;Valves Location Problem&quot;; &quot;VLP&quot;;&#10;IF([.C29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30]=&quot;Connected Maximum-density Still Life&quot;; &quot;CMSL&quot;;&#10;IF([.C30]=&quot;Crossing Minimization&quot;; &quot;CM&quot;;&#10;IF([.C30]=&quot;Graceful Graphs&quot;; &quot;GG&quot;;&#10;IF([.C30]=&quot;Graph Colouring&quot;; &quot;GC&quot;;&#10;IF([.C30]=&quot;Incremental Scheduling&quot;; &quot;IS&quot;;&#10;IF([.C30]=&quot;Knight Tour&quot;; &quot;KT&quot;;&#10;IF([.C30]=&quot;Knight Tour With Holes&quot;; &quot;KTWH&quot;;&#10;IF([.C30]=&quot;Labyrinth&quot;; &quot;L&quot;;&#10;IF([.C30]=&quot;Maximal Clique Problem&quot;; &quot;MCP&quot;;&#10;IF([.C30]=&quot;Nomystery&quot;; &quot;N&quot;;&#10;IF([.C30]=&quot;Partner Units&quot;; &quot;PU&quot;;&#10;IF([.C30]=&quot;Permutation Pattern Matching&quot;; &quot;PPM&quot;;&#10;IF([.C30]=&quot;Ricochet Robots&quot;; &quot;RR&quot;;&#10;IF([.C30]=&quot;Sokoban&quot;; &quot;S&quot;;&#10;IF([.C30]=&quot;Stable Marriage&quot;; &quot;SM&quot;;&#10;IF([.C30]=&quot;Valves Location Problem&quot;; &quot;VLP&quot;;&#10;IF([.C30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86" calcext:value-type="float">
            <text:p>0.86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31]=&quot;Connected Maximum-density Still Life&quot;; &quot;CMSL&quot;;&#10;IF([.C31]=&quot;Crossing Minimization&quot;; &quot;CM&quot;;&#10;IF([.C31]=&quot;Graceful Graphs&quot;; &quot;GG&quot;;&#10;IF([.C31]=&quot;Graph Colouring&quot;; &quot;GC&quot;;&#10;IF([.C31]=&quot;Incremental Scheduling&quot;; &quot;IS&quot;;&#10;IF([.C31]=&quot;Knight Tour&quot;; &quot;KT&quot;;&#10;IF([.C31]=&quot;Knight Tour With Holes&quot;; &quot;KTWH&quot;;&#10;IF([.C31]=&quot;Labyrinth&quot;; &quot;L&quot;;&#10;IF([.C31]=&quot;Maximal Clique Problem&quot;; &quot;MCP&quot;;&#10;IF([.C31]=&quot;Nomystery&quot;; &quot;N&quot;;&#10;IF([.C31]=&quot;Partner Units&quot;; &quot;PU&quot;;&#10;IF([.C31]=&quot;Permutation Pattern Matching&quot;; &quot;PPM&quot;;&#10;IF([.C31]=&quot;Ricochet Robots&quot;; &quot;RR&quot;;&#10;IF([.C31]=&quot;Sokoban&quot;; &quot;S&quot;;&#10;IF([.C31]=&quot;Stable Marriage&quot;; &quot;SM&quot;;&#10;IF([.C31]=&quot;Valves Location Problem&quot;; &quot;VLP&quot;;&#10;IF([.C31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32]=&quot;Connected Maximum-density Still Life&quot;; &quot;CMSL&quot;;&#10;IF([.C32]=&quot;Crossing Minimization&quot;; &quot;CM&quot;;&#10;IF([.C32]=&quot;Graceful Graphs&quot;; &quot;GG&quot;;&#10;IF([.C32]=&quot;Graph Colouring&quot;; &quot;GC&quot;;&#10;IF([.C32]=&quot;Incremental Scheduling&quot;; &quot;IS&quot;;&#10;IF([.C32]=&quot;Knight Tour&quot;; &quot;KT&quot;;&#10;IF([.C32]=&quot;Knight Tour With Holes&quot;; &quot;KTWH&quot;;&#10;IF([.C32]=&quot;Labyrinth&quot;; &quot;L&quot;;&#10;IF([.C32]=&quot;Maximal Clique Problem&quot;; &quot;MCP&quot;;&#10;IF([.C32]=&quot;Nomystery&quot;; &quot;N&quot;;&#10;IF([.C32]=&quot;Partner Units&quot;; &quot;PU&quot;;&#10;IF([.C32]=&quot;Permutation Pattern Matching&quot;; &quot;PPM&quot;;&#10;IF([.C32]=&quot;Ricochet Robots&quot;; &quot;RR&quot;;&#10;IF([.C32]=&quot;Sokoban&quot;; &quot;S&quot;;&#10;IF([.C32]=&quot;Stable Marriage&quot;; &quot;SM&quot;;&#10;IF([.C32]=&quot;Valves Location Problem&quot;; &quot;VLP&quot;;&#10;IF([.C32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33]=&quot;Connected Maximum-density Still Life&quot;; &quot;CMSL&quot;;&#10;IF([.C33]=&quot;Crossing Minimization&quot;; &quot;CM&quot;;&#10;IF([.C33]=&quot;Graceful Graphs&quot;; &quot;GG&quot;;&#10;IF([.C33]=&quot;Graph Colouring&quot;; &quot;GC&quot;;&#10;IF([.C33]=&quot;Incremental Scheduling&quot;; &quot;IS&quot;;&#10;IF([.C33]=&quot;Knight Tour&quot;; &quot;KT&quot;;&#10;IF([.C33]=&quot;Knight Tour With Holes&quot;; &quot;KTWH&quot;;&#10;IF([.C33]=&quot;Labyrinth&quot;; &quot;L&quot;;&#10;IF([.C33]=&quot;Maximal Clique Problem&quot;; &quot;MCP&quot;;&#10;IF([.C33]=&quot;Nomystery&quot;; &quot;N&quot;;&#10;IF([.C33]=&quot;Partner Units&quot;; &quot;PU&quot;;&#10;IF([.C33]=&quot;Permutation Pattern Matching&quot;; &quot;PPM&quot;;&#10;IF([.C33]=&quot;Ricochet Robots&quot;; &quot;RR&quot;;&#10;IF([.C33]=&quot;Sokoban&quot;; &quot;S&quot;;&#10;IF([.C33]=&quot;Stable Marriage&quot;; &quot;SM&quot;;&#10;IF([.C33]=&quot;Valves Location Problem&quot;; &quot;VLP&quot;;&#10;IF([.C33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33" calcext:value-type="float">
            <text:p>0.3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34]=&quot;Connected Maximum-density Still Life&quot;; &quot;CMSL&quot;;&#10;IF([.C34]=&quot;Crossing Minimization&quot;; &quot;CM&quot;;&#10;IF([.C34]=&quot;Graceful Graphs&quot;; &quot;GG&quot;;&#10;IF([.C34]=&quot;Graph Colouring&quot;; &quot;GC&quot;;&#10;IF([.C34]=&quot;Incremental Scheduling&quot;; &quot;IS&quot;;&#10;IF([.C34]=&quot;Knight Tour&quot;; &quot;KT&quot;;&#10;IF([.C34]=&quot;Knight Tour With Holes&quot;; &quot;KTWH&quot;;&#10;IF([.C34]=&quot;Labyrinth&quot;; &quot;L&quot;;&#10;IF([.C34]=&quot;Maximal Clique Problem&quot;; &quot;MCP&quot;;&#10;IF([.C34]=&quot;Nomystery&quot;; &quot;N&quot;;&#10;IF([.C34]=&quot;Partner Units&quot;; &quot;PU&quot;;&#10;IF([.C34]=&quot;Permutation Pattern Matching&quot;; &quot;PPM&quot;;&#10;IF([.C34]=&quot;Ricochet Robots&quot;; &quot;RR&quot;;&#10;IF([.C34]=&quot;Sokoban&quot;; &quot;S&quot;;&#10;IF([.C34]=&quot;Stable Marriage&quot;; &quot;SM&quot;;&#10;IF([.C34]=&quot;Valves Location Problem&quot;; &quot;VLP&quot;;&#10;IF([.C34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35]=&quot;Connected Maximum-density Still Life&quot;; &quot;CMSL&quot;;&#10;IF([.C35]=&quot;Crossing Minimization&quot;; &quot;CM&quot;;&#10;IF([.C35]=&quot;Graceful Graphs&quot;; &quot;GG&quot;;&#10;IF([.C35]=&quot;Graph Colouring&quot;; &quot;GC&quot;;&#10;IF([.C35]=&quot;Incremental Scheduling&quot;; &quot;IS&quot;;&#10;IF([.C35]=&quot;Knight Tour&quot;; &quot;KT&quot;;&#10;IF([.C35]=&quot;Knight Tour With Holes&quot;; &quot;KTWH&quot;;&#10;IF([.C35]=&quot;Labyrinth&quot;; &quot;L&quot;;&#10;IF([.C35]=&quot;Maximal Clique Problem&quot;; &quot;MCP&quot;;&#10;IF([.C35]=&quot;Nomystery&quot;; &quot;N&quot;;&#10;IF([.C35]=&quot;Partner Units&quot;; &quot;PU&quot;;&#10;IF([.C35]=&quot;Permutation Pattern Matching&quot;; &quot;PPM&quot;;&#10;IF([.C35]=&quot;Ricochet Robots&quot;; &quot;RR&quot;;&#10;IF([.C35]=&quot;Sokoban&quot;; &quot;S&quot;;&#10;IF([.C35]=&quot;Stable Marriage&quot;; &quot;SM&quot;;&#10;IF([.C35]=&quot;Valves Location Problem&quot;; &quot;VLP&quot;;&#10;IF([.C35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36]=&quot;Connected Maximum-density Still Life&quot;; &quot;CMSL&quot;;&#10;IF([.C36]=&quot;Crossing Minimization&quot;; &quot;CM&quot;;&#10;IF([.C36]=&quot;Graceful Graphs&quot;; &quot;GG&quot;;&#10;IF([.C36]=&quot;Graph Colouring&quot;; &quot;GC&quot;;&#10;IF([.C36]=&quot;Incremental Scheduling&quot;; &quot;IS&quot;;&#10;IF([.C36]=&quot;Knight Tour&quot;; &quot;KT&quot;;&#10;IF([.C36]=&quot;Knight Tour With Holes&quot;; &quot;KTWH&quot;;&#10;IF([.C36]=&quot;Labyrinth&quot;; &quot;L&quot;;&#10;IF([.C36]=&quot;Maximal Clique Problem&quot;; &quot;MCP&quot;;&#10;IF([.C36]=&quot;Nomystery&quot;; &quot;N&quot;;&#10;IF([.C36]=&quot;Partner Units&quot;; &quot;PU&quot;;&#10;IF([.C36]=&quot;Permutation Pattern Matching&quot;; &quot;PPM&quot;;&#10;IF([.C36]=&quot;Ricochet Robots&quot;; &quot;RR&quot;;&#10;IF([.C36]=&quot;Sokoban&quot;; &quot;S&quot;;&#10;IF([.C36]=&quot;Stable Marriage&quot;; &quot;SM&quot;;&#10;IF([.C36]=&quot;Valves Location Problem&quot;; &quot;VLP&quot;;&#10;IF([.C36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98" calcext:value-type="float">
            <text:p>0.98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37]=&quot;Connected Maximum-density Still Life&quot;; &quot;CMSL&quot;;&#10;IF([.C37]=&quot;Crossing Minimization&quot;; &quot;CM&quot;;&#10;IF([.C37]=&quot;Graceful Graphs&quot;; &quot;GG&quot;;&#10;IF([.C37]=&quot;Graph Colouring&quot;; &quot;GC&quot;;&#10;IF([.C37]=&quot;Incremental Scheduling&quot;; &quot;IS&quot;;&#10;IF([.C37]=&quot;Knight Tour&quot;; &quot;KT&quot;;&#10;IF([.C37]=&quot;Knight Tour With Holes&quot;; &quot;KTWH&quot;;&#10;IF([.C37]=&quot;Labyrinth&quot;; &quot;L&quot;;&#10;IF([.C37]=&quot;Maximal Clique Problem&quot;; &quot;MCP&quot;;&#10;IF([.C37]=&quot;Nomystery&quot;; &quot;N&quot;;&#10;IF([.C37]=&quot;Partner Units&quot;; &quot;PU&quot;;&#10;IF([.C37]=&quot;Permutation Pattern Matching&quot;; &quot;PPM&quot;;&#10;IF([.C37]=&quot;Ricochet Robots&quot;; &quot;RR&quot;;&#10;IF([.C37]=&quot;Sokoban&quot;; &quot;S&quot;;&#10;IF([.C37]=&quot;Stable Marriage&quot;; &quot;SM&quot;;&#10;IF([.C37]=&quot;Valves Location Problem&quot;; &quot;VLP&quot;;&#10;IF([.C37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38]=&quot;Connected Maximum-density Still Life&quot;; &quot;CMSL&quot;;&#10;IF([.C38]=&quot;Crossing Minimization&quot;; &quot;CM&quot;;&#10;IF([.C38]=&quot;Graceful Graphs&quot;; &quot;GG&quot;;&#10;IF([.C38]=&quot;Graph Colouring&quot;; &quot;GC&quot;;&#10;IF([.C38]=&quot;Incremental Scheduling&quot;; &quot;IS&quot;;&#10;IF([.C38]=&quot;Knight Tour&quot;; &quot;KT&quot;;&#10;IF([.C38]=&quot;Knight Tour With Holes&quot;; &quot;KTWH&quot;;&#10;IF([.C38]=&quot;Labyrinth&quot;; &quot;L&quot;;&#10;IF([.C38]=&quot;Maximal Clique Problem&quot;; &quot;MCP&quot;;&#10;IF([.C38]=&quot;Nomystery&quot;; &quot;N&quot;;&#10;IF([.C38]=&quot;Partner Units&quot;; &quot;PU&quot;;&#10;IF([.C38]=&quot;Permutation Pattern Matching&quot;; &quot;PPM&quot;;&#10;IF([.C38]=&quot;Ricochet Robots&quot;; &quot;RR&quot;;&#10;IF([.C38]=&quot;Sokoban&quot;; &quot;S&quot;;&#10;IF([.C38]=&quot;Stable Marriage&quot;; &quot;SM&quot;;&#10;IF([.C38]=&quot;Valves Location Problem&quot;; &quot;VLP&quot;;&#10;IF([.C38]=&quot;VisitAll&quot;; &quot;VA&quot;; &quot;ERROR!&quot;&#10;)))))))))))))))))" office:value-type="string" office:string-value="N" calcext:value-type="string">
            <text:p>N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39]=&quot;Connected Maximum-density Still Life&quot;; &quot;CMSL&quot;;&#10;IF([.C39]=&quot;Crossing Minimization&quot;; &quot;CM&quot;;&#10;IF([.C39]=&quot;Graceful Graphs&quot;; &quot;GG&quot;;&#10;IF([.C39]=&quot;Graph Colouring&quot;; &quot;GC&quot;;&#10;IF([.C39]=&quot;Incremental Scheduling&quot;; &quot;IS&quot;;&#10;IF([.C39]=&quot;Knight Tour&quot;; &quot;KT&quot;;&#10;IF([.C39]=&quot;Knight Tour With Holes&quot;; &quot;KTWH&quot;;&#10;IF([.C39]=&quot;Labyrinth&quot;; &quot;L&quot;;&#10;IF([.C39]=&quot;Maximal Clique Problem&quot;; &quot;MCP&quot;;&#10;IF([.C39]=&quot;Nomystery&quot;; &quot;N&quot;;&#10;IF([.C39]=&quot;Partner Units&quot;; &quot;PU&quot;;&#10;IF([.C39]=&quot;Permutation Pattern Matching&quot;; &quot;PPM&quot;;&#10;IF([.C39]=&quot;Ricochet Robots&quot;; &quot;RR&quot;;&#10;IF([.C39]=&quot;Sokoban&quot;; &quot;S&quot;;&#10;IF([.C39]=&quot;Stable Marriage&quot;; &quot;SM&quot;;&#10;IF([.C39]=&quot;Valves Location Problem&quot;; &quot;VLP&quot;;&#10;IF([.C39]=&quot;VisitAll&quot;; &quot;VA&quot;; &quot;ERROR!&quot;&#10;)))))))))))))))))" office:value-type="string" office:string-value="N" calcext:value-type="string">
            <text:p>N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40]=&quot;Connected Maximum-density Still Life&quot;; &quot;CMSL&quot;;&#10;IF([.C40]=&quot;Crossing Minimization&quot;; &quot;CM&quot;;&#10;IF([.C40]=&quot;Graceful Graphs&quot;; &quot;GG&quot;;&#10;IF([.C40]=&quot;Graph Colouring&quot;; &quot;GC&quot;;&#10;IF([.C40]=&quot;Incremental Scheduling&quot;; &quot;IS&quot;;&#10;IF([.C40]=&quot;Knight Tour&quot;; &quot;KT&quot;;&#10;IF([.C40]=&quot;Knight Tour With Holes&quot;; &quot;KTWH&quot;;&#10;IF([.C40]=&quot;Labyrinth&quot;; &quot;L&quot;;&#10;IF([.C40]=&quot;Maximal Clique Problem&quot;; &quot;MCP&quot;;&#10;IF([.C40]=&quot;Nomystery&quot;; &quot;N&quot;;&#10;IF([.C40]=&quot;Partner Units&quot;; &quot;PU&quot;;&#10;IF([.C40]=&quot;Permutation Pattern Matching&quot;; &quot;PPM&quot;;&#10;IF([.C40]=&quot;Ricochet Robots&quot;; &quot;RR&quot;;&#10;IF([.C40]=&quot;Sokoban&quot;; &quot;S&quot;;&#10;IF([.C40]=&quot;Stable Marriage&quot;; &quot;SM&quot;;&#10;IF([.C40]=&quot;Valves Location Problem&quot;; &quot;VLP&quot;;&#10;IF([.C40]=&quot;VisitAll&quot;; &quot;VA&quot;; &quot;ERROR!&quot;&#10;)))))))))))))))))" office:value-type="string" office:string-value="N" calcext:value-type="string">
            <text:p>N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41]=&quot;Connected Maximum-density Still Life&quot;; &quot;CMSL&quot;;&#10;IF([.C41]=&quot;Crossing Minimization&quot;; &quot;CM&quot;;&#10;IF([.C41]=&quot;Graceful Graphs&quot;; &quot;GG&quot;;&#10;IF([.C41]=&quot;Graph Colouring&quot;; &quot;GC&quot;;&#10;IF([.C41]=&quot;Incremental Scheduling&quot;; &quot;IS&quot;;&#10;IF([.C41]=&quot;Knight Tour&quot;; &quot;KT&quot;;&#10;IF([.C41]=&quot;Knight Tour With Holes&quot;; &quot;KTWH&quot;;&#10;IF([.C41]=&quot;Labyrinth&quot;; &quot;L&quot;;&#10;IF([.C41]=&quot;Maximal Clique Problem&quot;; &quot;MCP&quot;;&#10;IF([.C41]=&quot;Nomystery&quot;; &quot;N&quot;;&#10;IF([.C41]=&quot;Partner Units&quot;; &quot;PU&quot;;&#10;IF([.C41]=&quot;Permutation Pattern Matching&quot;; &quot;PPM&quot;;&#10;IF([.C41]=&quot;Ricochet Robots&quot;; &quot;RR&quot;;&#10;IF([.C41]=&quot;Sokoban&quot;; &quot;S&quot;;&#10;IF([.C41]=&quot;Stable Marriage&quot;; &quot;SM&quot;;&#10;IF([.C41]=&quot;Valves Location Problem&quot;; &quot;VLP&quot;;&#10;IF([.C41]=&quot;VisitAll&quot;; &quot;VA&quot;; &quot;ERROR!&quot;&#10;)))))))))))))))))" office:value-type="string" office:string-value="N" calcext:value-type="string">
            <text:p>N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42]=&quot;Connected Maximum-density Still Life&quot;; &quot;CMSL&quot;;&#10;IF([.C42]=&quot;Crossing Minimization&quot;; &quot;CM&quot;;&#10;IF([.C42]=&quot;Graceful Graphs&quot;; &quot;GG&quot;;&#10;IF([.C42]=&quot;Graph Colouring&quot;; &quot;GC&quot;;&#10;IF([.C42]=&quot;Incremental Scheduling&quot;; &quot;IS&quot;;&#10;IF([.C42]=&quot;Knight Tour&quot;; &quot;KT&quot;;&#10;IF([.C42]=&quot;Knight Tour With Holes&quot;; &quot;KTWH&quot;;&#10;IF([.C42]=&quot;Labyrinth&quot;; &quot;L&quot;;&#10;IF([.C42]=&quot;Maximal Clique Problem&quot;; &quot;MCP&quot;;&#10;IF([.C42]=&quot;Nomystery&quot;; &quot;N&quot;;&#10;IF([.C42]=&quot;Partner Units&quot;; &quot;PU&quot;;&#10;IF([.C42]=&quot;Permutation Pattern Matching&quot;; &quot;PPM&quot;;&#10;IF([.C42]=&quot;Ricochet Robots&quot;; &quot;RR&quot;;&#10;IF([.C42]=&quot;Sokoban&quot;; &quot;S&quot;;&#10;IF([.C42]=&quot;Stable Marriage&quot;; &quot;SM&quot;;&#10;IF([.C42]=&quot;Valves Location Problem&quot;; &quot;VLP&quot;;&#10;IF([.C42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43]=&quot;Connected Maximum-density Still Life&quot;; &quot;CMSL&quot;;&#10;IF([.C43]=&quot;Crossing Minimization&quot;; &quot;CM&quot;;&#10;IF([.C43]=&quot;Graceful Graphs&quot;; &quot;GG&quot;;&#10;IF([.C43]=&quot;Graph Colouring&quot;; &quot;GC&quot;;&#10;IF([.C43]=&quot;Incremental Scheduling&quot;; &quot;IS&quot;;&#10;IF([.C43]=&quot;Knight Tour&quot;; &quot;KT&quot;;&#10;IF([.C43]=&quot;Knight Tour With Holes&quot;; &quot;KTWH&quot;;&#10;IF([.C43]=&quot;Labyrinth&quot;; &quot;L&quot;;&#10;IF([.C43]=&quot;Maximal Clique Problem&quot;; &quot;MCP&quot;;&#10;IF([.C43]=&quot;Nomystery&quot;; &quot;N&quot;;&#10;IF([.C43]=&quot;Partner Units&quot;; &quot;PU&quot;;&#10;IF([.C43]=&quot;Permutation Pattern Matching&quot;; &quot;PPM&quot;;&#10;IF([.C43]=&quot;Ricochet Robots&quot;; &quot;RR&quot;;&#10;IF([.C43]=&quot;Sokoban&quot;; &quot;S&quot;;&#10;IF([.C43]=&quot;Stable Marriage&quot;; &quot;SM&quot;;&#10;IF([.C43]=&quot;Valves Location Problem&quot;; &quot;VLP&quot;;&#10;IF([.C43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44]=&quot;Connected Maximum-density Still Life&quot;; &quot;CMSL&quot;;&#10;IF([.C44]=&quot;Crossing Minimization&quot;; &quot;CM&quot;;&#10;IF([.C44]=&quot;Graceful Graphs&quot;; &quot;GG&quot;;&#10;IF([.C44]=&quot;Graph Colouring&quot;; &quot;GC&quot;;&#10;IF([.C44]=&quot;Incremental Scheduling&quot;; &quot;IS&quot;;&#10;IF([.C44]=&quot;Knight Tour&quot;; &quot;KT&quot;;&#10;IF([.C44]=&quot;Knight Tour With Holes&quot;; &quot;KTWH&quot;;&#10;IF([.C44]=&quot;Labyrinth&quot;; &quot;L&quot;;&#10;IF([.C44]=&quot;Maximal Clique Problem&quot;; &quot;MCP&quot;;&#10;IF([.C44]=&quot;Nomystery&quot;; &quot;N&quot;;&#10;IF([.C44]=&quot;Partner Units&quot;; &quot;PU&quot;;&#10;IF([.C44]=&quot;Permutation Pattern Matching&quot;; &quot;PPM&quot;;&#10;IF([.C44]=&quot;Ricochet Robots&quot;; &quot;RR&quot;;&#10;IF([.C44]=&quot;Sokoban&quot;; &quot;S&quot;;&#10;IF([.C44]=&quot;Stable Marriage&quot;; &quot;SM&quot;;&#10;IF([.C44]=&quot;Valves Location Problem&quot;; &quot;VLP&quot;;&#10;IF([.C44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45]=&quot;Connected Maximum-density Still Life&quot;; &quot;CMSL&quot;;&#10;IF([.C45]=&quot;Crossing Minimization&quot;; &quot;CM&quot;;&#10;IF([.C45]=&quot;Graceful Graphs&quot;; &quot;GG&quot;;&#10;IF([.C45]=&quot;Graph Colouring&quot;; &quot;GC&quot;;&#10;IF([.C45]=&quot;Incremental Scheduling&quot;; &quot;IS&quot;;&#10;IF([.C45]=&quot;Knight Tour&quot;; &quot;KT&quot;;&#10;IF([.C45]=&quot;Knight Tour With Holes&quot;; &quot;KTWH&quot;;&#10;IF([.C45]=&quot;Labyrinth&quot;; &quot;L&quot;;&#10;IF([.C45]=&quot;Maximal Clique Problem&quot;; &quot;MCP&quot;;&#10;IF([.C45]=&quot;Nomystery&quot;; &quot;N&quot;;&#10;IF([.C45]=&quot;Partner Units&quot;; &quot;PU&quot;;&#10;IF([.C45]=&quot;Permutation Pattern Matching&quot;; &quot;PPM&quot;;&#10;IF([.C45]=&quot;Ricochet Robots&quot;; &quot;RR&quot;;&#10;IF([.C45]=&quot;Sokoban&quot;; &quot;S&quot;;&#10;IF([.C45]=&quot;Stable Marriage&quot;; &quot;SM&quot;;&#10;IF([.C45]=&quot;Valves Location Problem&quot;; &quot;VLP&quot;;&#10;IF([.C45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46]=&quot;Connected Maximum-density Still Life&quot;; &quot;CMSL&quot;;&#10;IF([.C46]=&quot;Crossing Minimization&quot;; &quot;CM&quot;;&#10;IF([.C46]=&quot;Graceful Graphs&quot;; &quot;GG&quot;;&#10;IF([.C46]=&quot;Graph Colouring&quot;; &quot;GC&quot;;&#10;IF([.C46]=&quot;Incremental Scheduling&quot;; &quot;IS&quot;;&#10;IF([.C46]=&quot;Knight Tour&quot;; &quot;KT&quot;;&#10;IF([.C46]=&quot;Knight Tour With Holes&quot;; &quot;KTWH&quot;;&#10;IF([.C46]=&quot;Labyrinth&quot;; &quot;L&quot;;&#10;IF([.C46]=&quot;Maximal Clique Problem&quot;; &quot;MCP&quot;;&#10;IF([.C46]=&quot;Nomystery&quot;; &quot;N&quot;;&#10;IF([.C46]=&quot;Partner Units&quot;; &quot;PU&quot;;&#10;IF([.C46]=&quot;Permutation Pattern Matching&quot;; &quot;PPM&quot;;&#10;IF([.C46]=&quot;Ricochet Robots&quot;; &quot;RR&quot;;&#10;IF([.C46]=&quot;Sokoban&quot;; &quot;S&quot;;&#10;IF([.C46]=&quot;Stable Marriage&quot;; &quot;SM&quot;;&#10;IF([.C46]=&quot;Valves Location Problem&quot;; &quot;VLP&quot;;&#10;IF([.C46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47]=&quot;Connected Maximum-density Still Life&quot;; &quot;CMSL&quot;;&#10;IF([.C47]=&quot;Crossing Minimization&quot;; &quot;CM&quot;;&#10;IF([.C47]=&quot;Graceful Graphs&quot;; &quot;GG&quot;;&#10;IF([.C47]=&quot;Graph Colouring&quot;; &quot;GC&quot;;&#10;IF([.C47]=&quot;Incremental Scheduling&quot;; &quot;IS&quot;;&#10;IF([.C47]=&quot;Knight Tour&quot;; &quot;KT&quot;;&#10;IF([.C47]=&quot;Knight Tour With Holes&quot;; &quot;KTWH&quot;;&#10;IF([.C47]=&quot;Labyrinth&quot;; &quot;L&quot;;&#10;IF([.C47]=&quot;Maximal Clique Problem&quot;; &quot;MCP&quot;;&#10;IF([.C47]=&quot;Nomystery&quot;; &quot;N&quot;;&#10;IF([.C47]=&quot;Partner Units&quot;; &quot;PU&quot;;&#10;IF([.C47]=&quot;Permutation Pattern Matching&quot;; &quot;PPM&quot;;&#10;IF([.C47]=&quot;Ricochet Robots&quot;; &quot;RR&quot;;&#10;IF([.C47]=&quot;Sokoban&quot;; &quot;S&quot;;&#10;IF([.C47]=&quot;Stable Marriage&quot;; &quot;SM&quot;;&#10;IF([.C47]=&quot;Valves Location Problem&quot;; &quot;VLP&quot;;&#10;IF([.C47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48]=&quot;Connected Maximum-density Still Life&quot;; &quot;CMSL&quot;;&#10;IF([.C48]=&quot;Crossing Minimization&quot;; &quot;CM&quot;;&#10;IF([.C48]=&quot;Graceful Graphs&quot;; &quot;GG&quot;;&#10;IF([.C48]=&quot;Graph Colouring&quot;; &quot;GC&quot;;&#10;IF([.C48]=&quot;Incremental Scheduling&quot;; &quot;IS&quot;;&#10;IF([.C48]=&quot;Knight Tour&quot;; &quot;KT&quot;;&#10;IF([.C48]=&quot;Knight Tour With Holes&quot;; &quot;KTWH&quot;;&#10;IF([.C48]=&quot;Labyrinth&quot;; &quot;L&quot;;&#10;IF([.C48]=&quot;Maximal Clique Problem&quot;; &quot;MCP&quot;;&#10;IF([.C48]=&quot;Nomystery&quot;; &quot;N&quot;;&#10;IF([.C48]=&quot;Partner Units&quot;; &quot;PU&quot;;&#10;IF([.C48]=&quot;Permutation Pattern Matching&quot;; &quot;PPM&quot;;&#10;IF([.C48]=&quot;Ricochet Robots&quot;; &quot;RR&quot;;&#10;IF([.C48]=&quot;Sokoban&quot;; &quot;S&quot;;&#10;IF([.C48]=&quot;Stable Marriage&quot;; &quot;SM&quot;;&#10;IF([.C48]=&quot;Valves Location Problem&quot;; &quot;VLP&quot;;&#10;IF([.C48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4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49]=&quot;Connected Maximum-density Still Life&quot;; &quot;CMSL&quot;;&#10;IF([.C49]=&quot;Crossing Minimization&quot;; &quot;CM&quot;;&#10;IF([.C49]=&quot;Graceful Graphs&quot;; &quot;GG&quot;;&#10;IF([.C49]=&quot;Graph Colouring&quot;; &quot;GC&quot;;&#10;IF([.C49]=&quot;Incremental Scheduling&quot;; &quot;IS&quot;;&#10;IF([.C49]=&quot;Knight Tour&quot;; &quot;KT&quot;;&#10;IF([.C49]=&quot;Knight Tour With Holes&quot;; &quot;KTWH&quot;;&#10;IF([.C49]=&quot;Labyrinth&quot;; &quot;L&quot;;&#10;IF([.C49]=&quot;Maximal Clique Problem&quot;; &quot;MCP&quot;;&#10;IF([.C49]=&quot;Nomystery&quot;; &quot;N&quot;;&#10;IF([.C49]=&quot;Partner Units&quot;; &quot;PU&quot;;&#10;IF([.C49]=&quot;Permutation Pattern Matching&quot;; &quot;PPM&quot;;&#10;IF([.C49]=&quot;Ricochet Robots&quot;; &quot;RR&quot;;&#10;IF([.C49]=&quot;Sokoban&quot;; &quot;S&quot;;&#10;IF([.C49]=&quot;Stable Marriage&quot;; &quot;SM&quot;;&#10;IF([.C49]=&quot;Valves Location Problem&quot;; &quot;VLP&quot;;&#10;IF([.C49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50]=&quot;Connected Maximum-density Still Life&quot;; &quot;CMSL&quot;;&#10;IF([.C50]=&quot;Crossing Minimization&quot;; &quot;CM&quot;;&#10;IF([.C50]=&quot;Graceful Graphs&quot;; &quot;GG&quot;;&#10;IF([.C50]=&quot;Graph Colouring&quot;; &quot;GC&quot;;&#10;IF([.C50]=&quot;Incremental Scheduling&quot;; &quot;IS&quot;;&#10;IF([.C50]=&quot;Knight Tour&quot;; &quot;KT&quot;;&#10;IF([.C50]=&quot;Knight Tour With Holes&quot;; &quot;KTWH&quot;;&#10;IF([.C50]=&quot;Labyrinth&quot;; &quot;L&quot;;&#10;IF([.C50]=&quot;Maximal Clique Problem&quot;; &quot;MCP&quot;;&#10;IF([.C50]=&quot;Nomystery&quot;; &quot;N&quot;;&#10;IF([.C50]=&quot;Partner Units&quot;; &quot;PU&quot;;&#10;IF([.C50]=&quot;Permutation Pattern Matching&quot;; &quot;PPM&quot;;&#10;IF([.C50]=&quot;Ricochet Robots&quot;; &quot;RR&quot;;&#10;IF([.C50]=&quot;Sokoban&quot;; &quot;S&quot;;&#10;IF([.C50]=&quot;Stable Marriage&quot;; &quot;SM&quot;;&#10;IF([.C50]=&quot;Valves Location Problem&quot;; &quot;VLP&quot;;&#10;IF([.C50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57" calcext:value-type="float">
            <text:p>0.5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51]=&quot;Connected Maximum-density Still Life&quot;; &quot;CMSL&quot;;&#10;IF([.C51]=&quot;Crossing Minimization&quot;; &quot;CM&quot;;&#10;IF([.C51]=&quot;Graceful Graphs&quot;; &quot;GG&quot;;&#10;IF([.C51]=&quot;Graph Colouring&quot;; &quot;GC&quot;;&#10;IF([.C51]=&quot;Incremental Scheduling&quot;; &quot;IS&quot;;&#10;IF([.C51]=&quot;Knight Tour&quot;; &quot;KT&quot;;&#10;IF([.C51]=&quot;Knight Tour With Holes&quot;; &quot;KTWH&quot;;&#10;IF([.C51]=&quot;Labyrinth&quot;; &quot;L&quot;;&#10;IF([.C51]=&quot;Maximal Clique Problem&quot;; &quot;MCP&quot;;&#10;IF([.C51]=&quot;Nomystery&quot;; &quot;N&quot;;&#10;IF([.C51]=&quot;Partner Units&quot;; &quot;PU&quot;;&#10;IF([.C51]=&quot;Permutation Pattern Matching&quot;; &quot;PPM&quot;;&#10;IF([.C51]=&quot;Ricochet Robots&quot;; &quot;RR&quot;;&#10;IF([.C51]=&quot;Sokoban&quot;; &quot;S&quot;;&#10;IF([.C51]=&quot;Stable Marriage&quot;; &quot;SM&quot;;&#10;IF([.C51]=&quot;Valves Location Problem&quot;; &quot;VLP&quot;;&#10;IF([.C51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52]=&quot;Connected Maximum-density Still Life&quot;; &quot;CMSL&quot;;&#10;IF([.C52]=&quot;Crossing Minimization&quot;; &quot;CM&quot;;&#10;IF([.C52]=&quot;Graceful Graphs&quot;; &quot;GG&quot;;&#10;IF([.C52]=&quot;Graph Colouring&quot;; &quot;GC&quot;;&#10;IF([.C52]=&quot;Incremental Scheduling&quot;; &quot;IS&quot;;&#10;IF([.C52]=&quot;Knight Tour&quot;; &quot;KT&quot;;&#10;IF([.C52]=&quot;Knight Tour With Holes&quot;; &quot;KTWH&quot;;&#10;IF([.C52]=&quot;Labyrinth&quot;; &quot;L&quot;;&#10;IF([.C52]=&quot;Maximal Clique Problem&quot;; &quot;MCP&quot;;&#10;IF([.C52]=&quot;Nomystery&quot;; &quot;N&quot;;&#10;IF([.C52]=&quot;Partner Units&quot;; &quot;PU&quot;;&#10;IF([.C52]=&quot;Permutation Pattern Matching&quot;; &quot;PPM&quot;;&#10;IF([.C52]=&quot;Ricochet Robots&quot;; &quot;RR&quot;;&#10;IF([.C52]=&quot;Sokoban&quot;; &quot;S&quot;;&#10;IF([.C52]=&quot;Stable Marriage&quot;; &quot;SM&quot;;&#10;IF([.C52]=&quot;Valves Location Problem&quot;; &quot;VLP&quot;;&#10;IF([.C52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58" calcext:value-type="float">
            <text:p>0.5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53]=&quot;Connected Maximum-density Still Life&quot;; &quot;CMSL&quot;;&#10;IF([.C53]=&quot;Crossing Minimization&quot;; &quot;CM&quot;;&#10;IF([.C53]=&quot;Graceful Graphs&quot;; &quot;GG&quot;;&#10;IF([.C53]=&quot;Graph Colouring&quot;; &quot;GC&quot;;&#10;IF([.C53]=&quot;Incremental Scheduling&quot;; &quot;IS&quot;;&#10;IF([.C53]=&quot;Knight Tour&quot;; &quot;KT&quot;;&#10;IF([.C53]=&quot;Knight Tour With Holes&quot;; &quot;KTWH&quot;;&#10;IF([.C53]=&quot;Labyrinth&quot;; &quot;L&quot;;&#10;IF([.C53]=&quot;Maximal Clique Problem&quot;; &quot;MCP&quot;;&#10;IF([.C53]=&quot;Nomystery&quot;; &quot;N&quot;;&#10;IF([.C53]=&quot;Partner Units&quot;; &quot;PU&quot;;&#10;IF([.C53]=&quot;Permutation Pattern Matching&quot;; &quot;PPM&quot;;&#10;IF([.C53]=&quot;Ricochet Robots&quot;; &quot;RR&quot;;&#10;IF([.C53]=&quot;Sokoban&quot;; &quot;S&quot;;&#10;IF([.C53]=&quot;Stable Marriage&quot;; &quot;SM&quot;;&#10;IF([.C53]=&quot;Valves Location Problem&quot;; &quot;VLP&quot;;&#10;IF([.C53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4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54]=&quot;Connected Maximum-density Still Life&quot;; &quot;CMSL&quot;;&#10;IF([.C54]=&quot;Crossing Minimization&quot;; &quot;CM&quot;;&#10;IF([.C54]=&quot;Graceful Graphs&quot;; &quot;GG&quot;;&#10;IF([.C54]=&quot;Graph Colouring&quot;; &quot;GC&quot;;&#10;IF([.C54]=&quot;Incremental Scheduling&quot;; &quot;IS&quot;;&#10;IF([.C54]=&quot;Knight Tour&quot;; &quot;KT&quot;;&#10;IF([.C54]=&quot;Knight Tour With Holes&quot;; &quot;KTWH&quot;;&#10;IF([.C54]=&quot;Labyrinth&quot;; &quot;L&quot;;&#10;IF([.C54]=&quot;Maximal Clique Problem&quot;; &quot;MCP&quot;;&#10;IF([.C54]=&quot;Nomystery&quot;; &quot;N&quot;;&#10;IF([.C54]=&quot;Partner Units&quot;; &quot;PU&quot;;&#10;IF([.C54]=&quot;Permutation Pattern Matching&quot;; &quot;PPM&quot;;&#10;IF([.C54]=&quot;Ricochet Robots&quot;; &quot;RR&quot;;&#10;IF([.C54]=&quot;Sokoban&quot;; &quot;S&quot;;&#10;IF([.C54]=&quot;Stable Marriage&quot;; &quot;SM&quot;;&#10;IF([.C54]=&quot;Valves Location Problem&quot;; &quot;VLP&quot;;&#10;IF([.C54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68" calcext:value-type="float">
            <text:p>0.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55]=&quot;Connected Maximum-density Still Life&quot;; &quot;CMSL&quot;;&#10;IF([.C55]=&quot;Crossing Minimization&quot;; &quot;CM&quot;;&#10;IF([.C55]=&quot;Graceful Graphs&quot;; &quot;GG&quot;;&#10;IF([.C55]=&quot;Graph Colouring&quot;; &quot;GC&quot;;&#10;IF([.C55]=&quot;Incremental Scheduling&quot;; &quot;IS&quot;;&#10;IF([.C55]=&quot;Knight Tour&quot;; &quot;KT&quot;;&#10;IF([.C55]=&quot;Knight Tour With Holes&quot;; &quot;KTWH&quot;;&#10;IF([.C55]=&quot;Labyrinth&quot;; &quot;L&quot;;&#10;IF([.C55]=&quot;Maximal Clique Problem&quot;; &quot;MCP&quot;;&#10;IF([.C55]=&quot;Nomystery&quot;; &quot;N&quot;;&#10;IF([.C55]=&quot;Partner Units&quot;; &quot;PU&quot;;&#10;IF([.C55]=&quot;Permutation Pattern Matching&quot;; &quot;PPM&quot;;&#10;IF([.C55]=&quot;Ricochet Robots&quot;; &quot;RR&quot;;&#10;IF([.C55]=&quot;Sokoban&quot;; &quot;S&quot;;&#10;IF([.C55]=&quot;Stable Marriage&quot;; &quot;SM&quot;;&#10;IF([.C55]=&quot;Valves Location Problem&quot;; &quot;VLP&quot;;&#10;IF([.C55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56]=&quot;Connected Maximum-density Still Life&quot;; &quot;CMSL&quot;;&#10;IF([.C56]=&quot;Crossing Minimization&quot;; &quot;CM&quot;;&#10;IF([.C56]=&quot;Graceful Graphs&quot;; &quot;GG&quot;;&#10;IF([.C56]=&quot;Graph Colouring&quot;; &quot;GC&quot;;&#10;IF([.C56]=&quot;Incremental Scheduling&quot;; &quot;IS&quot;;&#10;IF([.C56]=&quot;Knight Tour&quot;; &quot;KT&quot;;&#10;IF([.C56]=&quot;Knight Tour With Holes&quot;; &quot;KTWH&quot;;&#10;IF([.C56]=&quot;Labyrinth&quot;; &quot;L&quot;;&#10;IF([.C56]=&quot;Maximal Clique Problem&quot;; &quot;MCP&quot;;&#10;IF([.C56]=&quot;Nomystery&quot;; &quot;N&quot;;&#10;IF([.C56]=&quot;Partner Units&quot;; &quot;PU&quot;;&#10;IF([.C56]=&quot;Permutation Pattern Matching&quot;; &quot;PPM&quot;;&#10;IF([.C56]=&quot;Ricochet Robots&quot;; &quot;RR&quot;;&#10;IF([.C56]=&quot;Sokoban&quot;; &quot;S&quot;;&#10;IF([.C56]=&quot;Stable Marriage&quot;; &quot;SM&quot;;&#10;IF([.C56]=&quot;Valves Location Problem&quot;; &quot;VLP&quot;;&#10;IF([.C56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57]=&quot;Connected Maximum-density Still Life&quot;; &quot;CMSL&quot;;&#10;IF([.C57]=&quot;Crossing Minimization&quot;; &quot;CM&quot;;&#10;IF([.C57]=&quot;Graceful Graphs&quot;; &quot;GG&quot;;&#10;IF([.C57]=&quot;Graph Colouring&quot;; &quot;GC&quot;;&#10;IF([.C57]=&quot;Incremental Scheduling&quot;; &quot;IS&quot;;&#10;IF([.C57]=&quot;Knight Tour&quot;; &quot;KT&quot;;&#10;IF([.C57]=&quot;Knight Tour With Holes&quot;; &quot;KTWH&quot;;&#10;IF([.C57]=&quot;Labyrinth&quot;; &quot;L&quot;;&#10;IF([.C57]=&quot;Maximal Clique Problem&quot;; &quot;MCP&quot;;&#10;IF([.C57]=&quot;Nomystery&quot;; &quot;N&quot;;&#10;IF([.C57]=&quot;Partner Units&quot;; &quot;PU&quot;;&#10;IF([.C57]=&quot;Permutation Pattern Matching&quot;; &quot;PPM&quot;;&#10;IF([.C57]=&quot;Ricochet Robots&quot;; &quot;RR&quot;;&#10;IF([.C57]=&quot;Sokoban&quot;; &quot;S&quot;;&#10;IF([.C57]=&quot;Stable Marriage&quot;; &quot;SM&quot;;&#10;IF([.C57]=&quot;Valves Location Problem&quot;; &quot;VLP&quot;;&#10;IF([.C57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58]=&quot;Connected Maximum-density Still Life&quot;; &quot;CMSL&quot;;&#10;IF([.C58]=&quot;Crossing Minimization&quot;; &quot;CM&quot;;&#10;IF([.C58]=&quot;Graceful Graphs&quot;; &quot;GG&quot;;&#10;IF([.C58]=&quot;Graph Colouring&quot;; &quot;GC&quot;;&#10;IF([.C58]=&quot;Incremental Scheduling&quot;; &quot;IS&quot;;&#10;IF([.C58]=&quot;Knight Tour&quot;; &quot;KT&quot;;&#10;IF([.C58]=&quot;Knight Tour With Holes&quot;; &quot;KTWH&quot;;&#10;IF([.C58]=&quot;Labyrinth&quot;; &quot;L&quot;;&#10;IF([.C58]=&quot;Maximal Clique Problem&quot;; &quot;MCP&quot;;&#10;IF([.C58]=&quot;Nomystery&quot;; &quot;N&quot;;&#10;IF([.C58]=&quot;Partner Units&quot;; &quot;PU&quot;;&#10;IF([.C58]=&quot;Permutation Pattern Matching&quot;; &quot;PPM&quot;;&#10;IF([.C58]=&quot;Ricochet Robots&quot;; &quot;RR&quot;;&#10;IF([.C58]=&quot;Sokoban&quot;; &quot;S&quot;;&#10;IF([.C58]=&quot;Stable Marriage&quot;; &quot;SM&quot;;&#10;IF([.C58]=&quot;Valves Location Problem&quot;; &quot;VLP&quot;;&#10;IF([.C58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59]=&quot;Connected Maximum-density Still Life&quot;; &quot;CMSL&quot;;&#10;IF([.C59]=&quot;Crossing Minimization&quot;; &quot;CM&quot;;&#10;IF([.C59]=&quot;Graceful Graphs&quot;; &quot;GG&quot;;&#10;IF([.C59]=&quot;Graph Colouring&quot;; &quot;GC&quot;;&#10;IF([.C59]=&quot;Incremental Scheduling&quot;; &quot;IS&quot;;&#10;IF([.C59]=&quot;Knight Tour&quot;; &quot;KT&quot;;&#10;IF([.C59]=&quot;Knight Tour With Holes&quot;; &quot;KTWH&quot;;&#10;IF([.C59]=&quot;Labyrinth&quot;; &quot;L&quot;;&#10;IF([.C59]=&quot;Maximal Clique Problem&quot;; &quot;MCP&quot;;&#10;IF([.C59]=&quot;Nomystery&quot;; &quot;N&quot;;&#10;IF([.C59]=&quot;Partner Units&quot;; &quot;PU&quot;;&#10;IF([.C59]=&quot;Permutation Pattern Matching&quot;; &quot;PPM&quot;;&#10;IF([.C59]=&quot;Ricochet Robots&quot;; &quot;RR&quot;;&#10;IF([.C59]=&quot;Sokoban&quot;; &quot;S&quot;;&#10;IF([.C59]=&quot;Stable Marriage&quot;; &quot;SM&quot;;&#10;IF([.C59]=&quot;Valves Location Problem&quot;; &quot;VLP&quot;;&#10;IF([.C59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60]=&quot;Connected Maximum-density Still Life&quot;; &quot;CMSL&quot;;&#10;IF([.C60]=&quot;Crossing Minimization&quot;; &quot;CM&quot;;&#10;IF([.C60]=&quot;Graceful Graphs&quot;; &quot;GG&quot;;&#10;IF([.C60]=&quot;Graph Colouring&quot;; &quot;GC&quot;;&#10;IF([.C60]=&quot;Incremental Scheduling&quot;; &quot;IS&quot;;&#10;IF([.C60]=&quot;Knight Tour&quot;; &quot;KT&quot;;&#10;IF([.C60]=&quot;Knight Tour With Holes&quot;; &quot;KTWH&quot;;&#10;IF([.C60]=&quot;Labyrinth&quot;; &quot;L&quot;;&#10;IF([.C60]=&quot;Maximal Clique Problem&quot;; &quot;MCP&quot;;&#10;IF([.C60]=&quot;Nomystery&quot;; &quot;N&quot;;&#10;IF([.C60]=&quot;Partner Units&quot;; &quot;PU&quot;;&#10;IF([.C60]=&quot;Permutation Pattern Matching&quot;; &quot;PPM&quot;;&#10;IF([.C60]=&quot;Ricochet Robots&quot;; &quot;RR&quot;;&#10;IF([.C60]=&quot;Sokoban&quot;; &quot;S&quot;;&#10;IF([.C60]=&quot;Stable Marriage&quot;; &quot;SM&quot;;&#10;IF([.C60]=&quot;Valves Location Problem&quot;; &quot;VLP&quot;;&#10;IF([.C60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61]=&quot;Connected Maximum-density Still Life&quot;; &quot;CMSL&quot;;&#10;IF([.C61]=&quot;Crossing Minimization&quot;; &quot;CM&quot;;&#10;IF([.C61]=&quot;Graceful Graphs&quot;; &quot;GG&quot;;&#10;IF([.C61]=&quot;Graph Colouring&quot;; &quot;GC&quot;;&#10;IF([.C61]=&quot;Incremental Scheduling&quot;; &quot;IS&quot;;&#10;IF([.C61]=&quot;Knight Tour&quot;; &quot;KT&quot;;&#10;IF([.C61]=&quot;Knight Tour With Holes&quot;; &quot;KTWH&quot;;&#10;IF([.C61]=&quot;Labyrinth&quot;; &quot;L&quot;;&#10;IF([.C61]=&quot;Maximal Clique Problem&quot;; &quot;MCP&quot;;&#10;IF([.C61]=&quot;Nomystery&quot;; &quot;N&quot;;&#10;IF([.C61]=&quot;Partner Units&quot;; &quot;PU&quot;;&#10;IF([.C61]=&quot;Permutation Pattern Matching&quot;; &quot;PPM&quot;;&#10;IF([.C61]=&quot;Ricochet Robots&quot;; &quot;RR&quot;;&#10;IF([.C61]=&quot;Sokoban&quot;; &quot;S&quot;;&#10;IF([.C61]=&quot;Stable Marriage&quot;; &quot;SM&quot;;&#10;IF([.C61]=&quot;Valves Location Problem&quot;; &quot;VLP&quot;;&#10;IF([.C61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62]=&quot;Connected Maximum-density Still Life&quot;; &quot;CMSL&quot;;&#10;IF([.C62]=&quot;Crossing Minimization&quot;; &quot;CM&quot;;&#10;IF([.C62]=&quot;Graceful Graphs&quot;; &quot;GG&quot;;&#10;IF([.C62]=&quot;Graph Colouring&quot;; &quot;GC&quot;;&#10;IF([.C62]=&quot;Incremental Scheduling&quot;; &quot;IS&quot;;&#10;IF([.C62]=&quot;Knight Tour&quot;; &quot;KT&quot;;&#10;IF([.C62]=&quot;Knight Tour With Holes&quot;; &quot;KTWH&quot;;&#10;IF([.C62]=&quot;Labyrinth&quot;; &quot;L&quot;;&#10;IF([.C62]=&quot;Maximal Clique Problem&quot;; &quot;MCP&quot;;&#10;IF([.C62]=&quot;Nomystery&quot;; &quot;N&quot;;&#10;IF([.C62]=&quot;Partner Units&quot;; &quot;PU&quot;;&#10;IF([.C62]=&quot;Permutation Pattern Matching&quot;; &quot;PPM&quot;;&#10;IF([.C62]=&quot;Ricochet Robots&quot;; &quot;RR&quot;;&#10;IF([.C62]=&quot;Sokoban&quot;; &quot;S&quot;;&#10;IF([.C62]=&quot;Stable Marriage&quot;; &quot;SM&quot;;&#10;IF([.C62]=&quot;Valves Location Problem&quot;; &quot;VLP&quot;;&#10;IF([.C62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63]=&quot;Connected Maximum-density Still Life&quot;; &quot;CMSL&quot;;&#10;IF([.C63]=&quot;Crossing Minimization&quot;; &quot;CM&quot;;&#10;IF([.C63]=&quot;Graceful Graphs&quot;; &quot;GG&quot;;&#10;IF([.C63]=&quot;Graph Colouring&quot;; &quot;GC&quot;;&#10;IF([.C63]=&quot;Incremental Scheduling&quot;; &quot;IS&quot;;&#10;IF([.C63]=&quot;Knight Tour&quot;; &quot;KT&quot;;&#10;IF([.C63]=&quot;Knight Tour With Holes&quot;; &quot;KTWH&quot;;&#10;IF([.C63]=&quot;Labyrinth&quot;; &quot;L&quot;;&#10;IF([.C63]=&quot;Maximal Clique Problem&quot;; &quot;MCP&quot;;&#10;IF([.C63]=&quot;Nomystery&quot;; &quot;N&quot;;&#10;IF([.C63]=&quot;Partner Units&quot;; &quot;PU&quot;;&#10;IF([.C63]=&quot;Permutation Pattern Matching&quot;; &quot;PPM&quot;;&#10;IF([.C63]=&quot;Ricochet Robots&quot;; &quot;RR&quot;;&#10;IF([.C63]=&quot;Sokoban&quot;; &quot;S&quot;;&#10;IF([.C63]=&quot;Stable Marriage&quot;; &quot;SM&quot;;&#10;IF([.C63]=&quot;Valves Location Problem&quot;; &quot;VLP&quot;;&#10;IF([.C63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64]=&quot;Connected Maximum-density Still Life&quot;; &quot;CMSL&quot;;&#10;IF([.C64]=&quot;Crossing Minimization&quot;; &quot;CM&quot;;&#10;IF([.C64]=&quot;Graceful Graphs&quot;; &quot;GG&quot;;&#10;IF([.C64]=&quot;Graph Colouring&quot;; &quot;GC&quot;;&#10;IF([.C64]=&quot;Incremental Scheduling&quot;; &quot;IS&quot;;&#10;IF([.C64]=&quot;Knight Tour&quot;; &quot;KT&quot;;&#10;IF([.C64]=&quot;Knight Tour With Holes&quot;; &quot;KTWH&quot;;&#10;IF([.C64]=&quot;Labyrinth&quot;; &quot;L&quot;;&#10;IF([.C64]=&quot;Maximal Clique Problem&quot;; &quot;MCP&quot;;&#10;IF([.C64]=&quot;Nomystery&quot;; &quot;N&quot;;&#10;IF([.C64]=&quot;Partner Units&quot;; &quot;PU&quot;;&#10;IF([.C64]=&quot;Permutation Pattern Matching&quot;; &quot;PPM&quot;;&#10;IF([.C64]=&quot;Ricochet Robots&quot;; &quot;RR&quot;;&#10;IF([.C64]=&quot;Sokoban&quot;; &quot;S&quot;;&#10;IF([.C64]=&quot;Stable Marriage&quot;; &quot;SM&quot;;&#10;IF([.C64]=&quot;Valves Location Problem&quot;; &quot;VLP&quot;;&#10;IF([.C64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87" calcext:value-type="float">
            <text:p>0.8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65]=&quot;Connected Maximum-density Still Life&quot;; &quot;CMSL&quot;;&#10;IF([.C65]=&quot;Crossing Minimization&quot;; &quot;CM&quot;;&#10;IF([.C65]=&quot;Graceful Graphs&quot;; &quot;GG&quot;;&#10;IF([.C65]=&quot;Graph Colouring&quot;; &quot;GC&quot;;&#10;IF([.C65]=&quot;Incremental Scheduling&quot;; &quot;IS&quot;;&#10;IF([.C65]=&quot;Knight Tour&quot;; &quot;KT&quot;;&#10;IF([.C65]=&quot;Knight Tour With Holes&quot;; &quot;KTWH&quot;;&#10;IF([.C65]=&quot;Labyrinth&quot;; &quot;L&quot;;&#10;IF([.C65]=&quot;Maximal Clique Problem&quot;; &quot;MCP&quot;;&#10;IF([.C65]=&quot;Nomystery&quot;; &quot;N&quot;;&#10;IF([.C65]=&quot;Partner Units&quot;; &quot;PU&quot;;&#10;IF([.C65]=&quot;Permutation Pattern Matching&quot;; &quot;PPM&quot;;&#10;IF([.C65]=&quot;Ricochet Robots&quot;; &quot;RR&quot;;&#10;IF([.C65]=&quot;Sokoban&quot;; &quot;S&quot;;&#10;IF([.C65]=&quot;Stable Marriage&quot;; &quot;SM&quot;;&#10;IF([.C65]=&quot;Valves Location Problem&quot;; &quot;VLP&quot;;&#10;IF([.C65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4" office:value-type="float" office:value="0.36" calcext:value-type="float">
            <text:p>0.36</text:p>
          </table:table-cell>
        </table:table-row>
        <table:table-row table:style-name="ro1" table:number-rows-repeated="10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1-score" table:style-name="ta1">
        <table:shapes>
          <draw:frame draw:z-index="0" draw:style-name="gr1" draw:text-style-name="P1" svg:width="22.633cm" svg:height="10.55cm" svg:x="1.191cm" svg:y="10.961cm">
            <draw:object draw:notify-on-update-of-ranges="PT@categories PT@label 0 PT@data 0 PT@label 1 PT@data 1 PT@label 2 PT@data 2 PT@label 3 PT@data 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ce6"/>
        <table:table-column table:style-name="co8" table:default-cell-style-name="ce12"/>
        <table:table-column table:style-name="co8" table:default-cell-style-name="ce17"/>
        <table:table-column table:style-name="co8" table:default-cell-style-name="ce12"/>
        <table:table-column table:style-name="co8" table:default-cell-style-name="ce17"/>
        <table:table-column table:style-name="co8" table:default-cell-style-name="ce23"/>
        <table:table-row table:style-name="ro1">
          <table:table-cell table:style-name="ce2" office:value-type="string" calcext:value-type="string">
            <text:p>Average - F1 Score</text:p>
          </table:table-cell>
          <table:table-cell table:style-name="ce8" office:value-type="string" calcext:value-type="string">
            <text:p>BEHAVIOR FILE</text:p>
          </table:table-cell>
          <table:table-cell table:style-name="ce8" office:value-type="string" calcext:value-type="string">
            <text:p>MODEL</text:p>
          </table:table-cell>
          <table:table-cell table:style-name="ce18" table:number-columns-repeated="2"/>
          <table:table-cell table:style-name="ce19"/>
        </table:table-row>
        <table:table-row table:style-name="ro1">
          <table:table-cell table:style-name="ce3"/>
          <table:table-cell table:style-name="ce9" office:value-type="string" calcext:value-type="string">
            <text:p>Description and format info</text:p>
          </table:table-cell>
          <table:table-cell table:style-name="ce15" office:value-type="string" calcext:value-type="string">
            <text:p>Description info</text:p>
          </table:table-cell>
          <table:table-cell table:style-name="ce15" office:value-type="string" calcext:value-type="string">
            <text:p>Format info</text:p>
          </table:table-cell>
          <table:table-cell table:style-name="ce15" office:value-type="string" calcext:value-type="string">
            <text:p>No info</text:p>
          </table:table-cell>
          <table:table-cell table:style-name="ce20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Short Name</text:p>
          </table:table-cell>
          <table:table-cell table:style-name="ce10" office:value-type="string" calcext:value-type="string">
            <text:p>llama3.1-8b</text:p>
          </table:table-cell>
          <table:table-cell table:number-columns-repeated="3" table:style-name="ce16" office:value-type="string" calcext:value-type="string">
            <text:p>llama3.1-8b</text:p>
          </table:table-cell>
          <table:table-cell table:style-name="ce21"/>
        </table:table-row>
        <table:table-row table:style-name="ro1">
          <table:table-cell table:style-name="ce5" office:value-type="string" calcext:value-type="string">
            <text:p>CM</text:p>
          </table:table-cell>
          <table:table-cell table:style-name="ce11" office:value-type="float" office:value="0.89" calcext:value-type="float">
            <text:p>0.89</text:p>
          </table:table-cell>
          <table:table-cell office:value-type="float" office:value="0.09" calcext:value-type="float">
            <text:p>0.09</text:p>
          </table:table-cell>
          <table:table-cell table:style-name="ce11" office:value-type="float" office:value="0.92" calcext:value-type="float">
            <text:p>0.92</text:p>
          </table:table-cell>
          <table:table-cell office:value-type="float" office:value="0.1" calcext:value-type="float">
            <text:p>0.1</text:p>
          </table:table-cell>
          <table:table-cell table:style-name="ce2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MSL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0.73" calcext:value-type="float">
            <text:p>0.73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0.47" calcext:value-type="float">
            <text:p>0.47</text:p>
          </table:table-cell>
          <table:table-cell office:value-type="float" office:value="0.6125" calcext:value-type="float">
            <text:p>0.6125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0.98" calcext:value-type="float">
            <text:p>0.98</text:p>
          </table:table-cell>
          <table:table-cell office:value-type="float" office:value="0.72" calcext:value-type="float">
            <text:p>0.72</text:p>
          </table:table-cell>
          <table:table-cell office:value-type="float" office:value="0.97" calcext:value-type="float">
            <text:p>0.97</text:p>
          </table:table-cell>
          <table:table-cell office:value-type="float" office:value="0.55" calcext:value-type="float">
            <text:p>0.55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0.59" calcext:value-type="float">
            <text:p>0.59</text:p>
          </table:table-cell>
          <table:table-cell office:value-type="float" office:value="0.21" calcext:value-type="float">
            <text:p>0.21</text:p>
          </table:table-cell>
          <table:table-cell office:value-type="float" office:value="0.72" calcext:value-type="float">
            <text:p>0.72</text:p>
          </table:table-cell>
          <table:table-cell office:value-type="float" office:value="0.07" calcext:value-type="float">
            <text:p>0.07</text:p>
          </table:table-cell>
          <table:table-cell office:value-type="float" office:value="0.3975" calcext:value-type="float">
            <text:p>0.3975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KTWH</text:p>
          </table:table-cell>
          <table:table-cell office:value-type="float" office:value="0.84" calcext:value-type="float">
            <text:p>0.84</text:p>
          </table:table-cell>
          <table:table-cell office:value-type="float" office:value="0.22" calcext:value-type="float">
            <text:p>0.22</text:p>
          </table:table-cell>
          <table:table-cell office:value-type="float" office:value="0.5" calcext:value-type="float">
            <text:p>0.5</text:p>
          </table:table-cell>
          <table:table-cell office:value-type="float" office:value="0.29" calcext:value-type="float">
            <text:p>0.29</text:p>
          </table:table-cell>
          <table:table-cell office:value-type="float" office:value="0.4625" calcext:value-type="float">
            <text:p>0.46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74" calcext:value-type="float">
            <text:p>0.74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9" calcext:value-type="float">
            <text:p>0.9</text:p>
          </table:table-cell>
          <table:table-cell office:value-type="float" office:value="0.21" calcext:value-type="float">
            <text:p>0.21</text:p>
          </table:table-cell>
          <table:table-cell office:value-type="float" office:value="0.89" calcext:value-type="float">
            <text:p>0.89</text:p>
          </table:table-cell>
          <table:table-cell office:value-type="float" office:value="0.14" calcext:value-type="float">
            <text:p>0.14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string" calcext:value-type="string">
            <text:p>PPM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0.36" calcext:value-type="float">
            <text:p>0.36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72" calcext:value-type="float">
            <text:p>0.72</text:p>
          </table:table-cell>
          <table:table-cell office:value-type="float" office:value="0.12" calcext:value-type="float">
            <text:p>0.12</text:p>
          </table:table-cell>
          <table:table-cell office:value-type="float" office:value="0.78" calcext:value-type="float">
            <text:p>0.78</text:p>
          </table:table-cell>
          <table:table-cell office:value-type="float" office:value="0.09" calcext:value-type="float">
            <text:p>0.09</text:p>
          </table:table-cell>
          <table:table-cell office:value-type="float" office:value="0.4275" calcext:value-type="float">
            <text:p>0.4275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0.3675" calcext:value-type="float">
            <text:p>0.3675</text:p>
          </table:table-cell>
        </table:table-row>
        <table:table-row table:style-name="ro1">
          <table:table-cell office:value-type="string" calcext:value-type="string">
            <text:p>VLP</text:p>
          </table:table-cell>
          <table:table-cell table:style-name="ce13" office:value-type="float" office:value="0.89" calcext:value-type="float">
            <text:p>0.89</text:p>
          </table:table-cell>
          <table:table-cell office:value-type="float" office:value="0.52" calcext:value-type="float">
            <text:p>0.52</text:p>
          </table:table-cell>
          <table:table-cell table:style-name="ce13" office:value-type="float" office:value="0.8" calcext:value-type="float">
            <text:p>0.8</text:p>
          </table:table-cell>
          <table:table-cell office:value-type="float" office:value="0.36" calcext:value-type="float">
            <text:p>0.36</text:p>
          </table:table-cell>
          <table:table-cell table:style-name="ce24" office:value-type="float" office:value="0.6425" calcext:value-type="float">
            <text:p>0.6425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4" office:value-type="float" office:value="0.736875" calcext:value-type="float">
            <text:p>0.736875</text:p>
          </table:table-cell>
          <table:table-cell table:style-name="ce14" office:value-type="float" office:value="0.2375" calcext:value-type="float">
            <text:p>0.2375</text:p>
          </table:table-cell>
          <table:table-cell table:style-name="ce14" office:value-type="float" office:value="0.694375" calcext:value-type="float">
            <text:p>0.694375</text:p>
          </table:table-cell>
          <table:table-cell table:style-name="ce14" office:value-type="float" office:value="0.200625" calcext:value-type="float">
            <text:p>0.200625</text:p>
          </table:table-cell>
          <table:table-cell table:style-name="ce25" office:value-type="float" office:value="0.46734375" calcext:value-type="float">
            <text:p>0.46734375</text:p>
          </table:table-cell>
        </table:table-row>
      </table:table>
      <table:named-expressions/>
      <table:database-ranges>
        <table:database-range table:name="__Anonymous_Sheet_DB__0" table:target-range-address="data.A1:data.H190" table:display-filter-buttons="true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F1-score'.A1:'F1-score'.F20" table:buttons="'F1-score'.A3 'F1-score'.B1 'F1-score'.C1" table:show-filter-button="false" table:drill-down-on-double-click="false">
          <table:source-cell-range table:cell-range-address="data.A1:data.H171"/>
          <table:data-pilot-field table:source-field-name="BEHAVIOR FILE" table:orientation="column" table:used-hierarchy="0" table:function="auto">
            <table:data-pilot-level table:show-empty="false" calcext:repeat-item-labels="false">
              <table:data-pilot-members>
                <table:data-pilot-member table:name="Description and format info" table:display="true" table:show-details="true"/>
                <table:data-pilot-member table:name="Description info" table:display="true" table:show-details="true"/>
                <table:data-pilot-member table:name="Format info" table:display="true" table:show-details="true"/>
                <table:data-pilot-member table:name="No info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DEL" table:orientation="column" table:used-hierarchy="0" table:function="auto">
            <table:data-pilot-level table:show-empty="false" calcext:repeat-item-labels="false">
              <table:data-pilot-members>
                <table:data-pilot-member table:name="llama3.1-8b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hort Name" table:orientation="row" table:used-hierarchy="0" table:function="auto">
            <table:data-pilot-level table:show-empty="false" calcext:repeat-item-labels="false">
              <table:data-pilot-members>
                <table:data-pilot-member table:name="CM" table:display="true" table:show-details="true"/>
                <table:data-pilot-member table:name="CMSL" table:display="true" table:show-details="true"/>
                <table:data-pilot-member table:name="GC" table:display="true" table:show-details="true"/>
                <table:data-pilot-member table:name="GG" table:display="true" table:show-details="true"/>
                <table:data-pilot-member table:name="IS" table:display="true" table:show-details="true"/>
                <table:data-pilot-member table:name="KT" table:display="true" table:show-details="true"/>
                <table:data-pilot-member table:name="KTWH" table:display="true" table:show-details="true"/>
                <table:data-pilot-member table:name="L" table:display="true" table:show-details="true"/>
                <table:data-pilot-member table:name="MCP" table:display="true" table:show-details="true"/>
                <table:data-pilot-member table:name="N" table:display="true" table:show-details="true"/>
                <table:data-pilot-member table:name="PPM" table:display="true" table:show-details="true"/>
                <table:data-pilot-member table:name="PU" table:display="true" table:show-details="true"/>
                <table:data-pilot-member table:name="RR" table:display="true" table:show-details="true"/>
                <table:data-pilot-member table:name="S" table:display="true" table:show-details="true"/>
                <table:data-pilot-member table:name="SM" table:display="true" table:show-details="true"/>
                <table:data-pilot-member table:name="VL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 Score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09:23:24.4354294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31T09:24:03.963498750</dc:date>
    <meta:editing-duration>PT49M9S</meta:editing-duration>
    <meta:editing-cycles>9</meta:editing-cycles>
    <meta:generator>LibreOffice/24.8.3.2$Linux_X86_64 LibreOffice_project/480$Build-2</meta:generator>
    <meta:document-statistic meta:table-count="2" meta:cell-count="63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34cm" svg:height="10.551cm" xlink:href=".." xlink:type="simple" loext:data-pilot-source="DataPilot1" chart:class="chart:radar" chart:style-name="ch1">
        <chart:legend chart:legend-position="end" svg:x="15.077cm" svg:y="2.929cm" style:legend-expansion="high" chart:style-name="ch2"/>
        <chart:plot-area chart:style-name="ch3" table:cell-range-address="PivotChart" chart:data-source-has-labels="column" svg:x="0.452cm" svg:y="0.211cm" svg:width="14.173cm" svg:height="9.229cm">
          <chart:coordinate-region svg:x="3.85cm" svg:y="1.224cm" svg:width="7.204cm" svg:height="7.20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radar">
            <chart:data-point chart:repeated="16"/>
          </chart:series>
          <chart:series chart:style-name="ch7" chart:values-cell-range-address="PT@data 1" chart:label-cell-address="PT@label 1" chart:class="chart:radar">
            <chart:data-point chart:repeated="16"/>
          </chart:series>
          <chart:series chart:style-name="ch8" chart:values-cell-range-address="PT@data 2" chart:label-cell-address="PT@label 2" chart:class="chart:radar">
            <chart:data-point chart:repeated="16"/>
          </chart:series>
          <chart:series chart:style-name="ch9" chart:values-cell-range-address="PT@data 3" chart:label-cell-address="PT@label 3" chart:class="chart:rad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cription and format info - llama3.1-8b</text:p>
                <draw:g>
                  <svg:desc>PT@label 0</svg:desc>
                </draw:g>
              </table:table-cell>
              <table:table-cell office:value-type="string">
                <text:p>Description info - llama3.1-8b</text:p>
                <draw:g>
                  <svg:desc>PT@label 1</svg:desc>
                </draw:g>
              </table:table-cell>
              <table:table-cell office:value-type="string">
                <text:p>Format info - llama3.1-8b</text:p>
                <draw:g>
                  <svg:desc>PT@label 2</svg:desc>
                </draw:g>
              </table:table-cell>
              <table:table-cell office:value-type="string">
                <text:p>No info - llama3.1-8b</text:p>
                <draw:g>
                  <svg:desc>PT@label 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M</text:p>
                <draw:g>
                  <svg:desc>PT@categories</svg:desc>
                </draw:g>
              </table:table-cell>
              <table:table-cell office:value-type="float" office:value="0.89">
                <text:p>0.89</text:p>
                <draw:g>
                  <svg:desc>PT@data 0</svg:desc>
                </draw:g>
              </table:table-cell>
              <table:table-cell office:value-type="float" office:value="0.09">
                <text:p>0.09</text:p>
                <draw:g>
                  <svg:desc>PT@data 1</svg:desc>
                </draw:g>
              </table:table-cell>
              <table:table-cell office:value-type="float" office:value="0.92">
                <text:p>0.92</text:p>
                <draw:g>
                  <svg:desc>PT@data 2</svg:desc>
                </draw:g>
              </table:table-cell>
              <table:table-cell office:value-type="float" office:value="0.1">
                <text:p>0.1</text:p>
                <draw:g>
                  <svg:desc>PT@data 3</svg:desc>
                </draw:g>
              </table:table-cell>
            </table:table-row>
            <table:table-row>
              <table:table-cell office:value-type="string">
                <text:p>CMSL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GC</text:p>
              </table:table-cell>
              <table:table-cell office:value-type="float" office:value="0.73">
                <text:p>0.73</text:p>
              </table:table-cell>
              <table:table-cell office:value-type="float" office:value="0.45">
                <text:p>0.45</text:p>
              </table:table-cell>
              <table:table-cell office:value-type="float" office:value="0.8">
                <text:p>0.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GG</text:p>
              </table:table-cell>
              <table:table-cell office:value-type="float" office:value="0.98">
                <text:p>0.98</text:p>
              </table:table-cell>
              <table:table-cell office:value-type="float" office:value="0.72">
                <text:p>0.72</text:p>
              </table:table-cell>
              <table:table-cell office:value-type="float" office:value="0.97">
                <text:p>0.9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0.59">
                <text:p>0.59</text:p>
              </table:table-cell>
              <table:table-cell office:value-type="float" office:value="0.21">
                <text:p>0.21</text:p>
              </table:table-cell>
              <table:table-cell office:value-type="float" office:value="0.72">
                <text:p>0.7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KT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TWH</text:p>
              </table:table-cell>
              <table:table-cell office:value-type="float" office:value="0.84">
                <text:p>0.84</text:p>
              </table:table-cell>
              <table:table-cell office:value-type="float" office:value="0.22">
                <text:p>0.22</text:p>
              </table:table-cell>
              <table:table-cell office:value-type="float" office:value="0.5">
                <text:p>0.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6">
                <text:p>0.6</text:p>
              </table:table-cell>
              <table:table-cell office:value-type="float" office:value="0.05">
                <text:p>0.05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MCP</text:p>
              </table:table-cell>
              <table:table-cell office:value-type="float" office:value="0.94">
                <text:p>0.94</text:p>
              </table:table-cell>
              <table:table-cell office:value-type="float" office:value="0.91">
                <text:p>0.91</text:p>
              </table:table-cell>
              <table:table-cell office:value-type="float" office:value="0.89">
                <text:p>0.8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9">
                <text:p>0.9</text:p>
              </table:table-cell>
              <table:table-cell office:value-type="float" office:value="0.21">
                <text:p>0.21</text:p>
              </table:table-cell>
              <table:table-cell office:value-type="float" office:value="0.89">
                <text:p>0.8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PPM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U</text:p>
              </table:table-cell>
              <table:table-cell office:value-type="float" office:value="0.36">
                <text:p>0.36</text:p>
              </table:table-cell>
              <table:table-cell office:value-type="float" office:value="0.3">
                <text:p>0.3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72">
                <text:p>0.72</text:p>
              </table:table-cell>
              <table:table-cell office:value-type="float" office:value="0.12">
                <text:p>0.12</text:p>
              </table:table-cell>
              <table:table-cell office:value-type="float" office:value="0.78">
                <text:p>0.7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SM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LP</text:p>
              </table:table-cell>
              <table:table-cell office:value-type="float" office:value="0.89">
                <text:p>0.89</text:p>
              </table:table-cell>
              <table:table-cell office:value-type="float" office:value="0.52">
                <text:p>0.52</text:p>
              </table:table-cell>
              <table:table-cell office:value-type="float" office:value="0.8">
                <text:p>0.8</text:p>
              </table:table-cell>
              <table:table-cell office:value-type="float" office:value="0.36">
                <text:p>0.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